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400,000 - 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.630985423" calcext:value-type="float">
            <text:p>1.630985423</text:p>
          </table:table-cell>
          <table:table-cell office:value-type="float" office:value="1.627828039" calcext:value-type="float">
            <text:p>1.627828039</text:p>
          </table:table-cell>
          <table:table-cell office:value-type="float" office:value="1.620691405" calcext:value-type="float">
            <text:p>1.620691405</text:p>
          </table:table-cell>
          <table:table-cell office:value-type="float" office:value="1.669862556" calcext:value-type="float">
            <text:p>1.669862556</text:p>
          </table:table-cell>
          <table:table-cell office:value-type="float" office:value="1.607001606" calcext:value-type="float">
            <text:p>1.607001606</text:p>
          </table:table-cell>
          <table:table-cell/>
          <table:table-cell table:formula="of:=AVERAGE([.A2:.E2])" office:value-type="float" office:value="1.6312738058" calcext:value-type="float">
            <text:p>1.6312738058</text:p>
          </table:table-cell>
          <table:table-cell table:formula="of:=MIN([.A2:.E2])" office:value-type="float" office:value="1.607001606" calcext:value-type="float">
            <text:p>1.607001606</text:p>
          </table:table-cell>
          <table:table-cell table:formula="of:=MAX([.A2:.E2])" office:value-type="float" office:value="1.669862556" calcext:value-type="float">
            <text:p>1.669862556</text:p>
          </table:table-cell>
        </table:table-row>
        <table:table-row table:style-name="ro1">
          <table:table-cell office:value-type="float" office:value="0.227682691" calcext:value-type="float">
            <text:p>0.227682691</text:p>
          </table:table-cell>
          <table:table-cell office:value-type="float" office:value="0.229329127" calcext:value-type="float">
            <text:p>0.229329127</text:p>
          </table:table-cell>
          <table:table-cell office:value-type="float" office:value="0.228980438" calcext:value-type="float">
            <text:p>0.228980438</text:p>
          </table:table-cell>
          <table:table-cell office:value-type="float" office:value="0.228626397" calcext:value-type="float">
            <text:p>0.228626397</text:p>
          </table:table-cell>
          <table:table-cell office:value-type="float" office:value="0.22790232" calcext:value-type="float">
            <text:p>0.22790232</text:p>
          </table:table-cell>
          <table:table-cell/>
          <table:table-cell table:formula="of:=AVERAGE([.A3:.E3])" office:value-type="float" office:value="0.2285041946" calcext:value-type="float">
            <text:p>0.2285041946</text:p>
          </table:table-cell>
          <table:table-cell table:formula="of:=MIN([.A3:.E3])" office:value-type="float" office:value="0.227682691" calcext:value-type="float">
            <text:p>0.227682691</text:p>
          </table:table-cell>
          <table:table-cell table:formula="of:=MAX([.A3:.E3])" office:value-type="float" office:value="0.229329127" calcext:value-type="float">
            <text:p>0.229329127</text:p>
          </table:table-cell>
        </table:table-row>
        <table:table-row table:style-name="ro1">
          <table:table-cell office:value-type="float" office:value="0.1410828" calcext:value-type="float">
            <text:p>0.1410828</text:p>
          </table:table-cell>
          <table:table-cell office:value-type="float" office:value="0.141865724" calcext:value-type="float">
            <text:p>0.141865724</text:p>
          </table:table-cell>
          <table:table-cell office:value-type="float" office:value="0.142385525" calcext:value-type="float">
            <text:p>0.142385525</text:p>
          </table:table-cell>
          <table:table-cell office:value-type="float" office:value="0.143517165" calcext:value-type="float">
            <text:p>0.143517165</text:p>
          </table:table-cell>
          <table:table-cell office:value-type="float" office:value="0.137267185" calcext:value-type="float">
            <text:p>0.137267185</text:p>
          </table:table-cell>
          <table:table-cell/>
          <table:table-cell table:formula="of:=AVERAGE([.A4:.E4])" office:value-type="float" office:value="0.1412236798" calcext:value-type="float">
            <text:p>0.1412236798</text:p>
          </table:table-cell>
          <table:table-cell table:formula="of:=MIN([.A4:.E4])" office:value-type="float" office:value="0.137267185" calcext:value-type="float">
            <text:p>0.137267185</text:p>
          </table:table-cell>
          <table:table-cell table:formula="of:=MAX([.A4:.E4])" office:value-type="float" office:value="0.143517165" calcext:value-type="float">
            <text:p>0.14351716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0.214168" calcext:value-type="float">
            <text:p>0.214168</text:p>
          </table:table-cell>
          <table:table-cell office:value-type="float" office:value="0.188228" calcext:value-type="float">
            <text:p>0.188228</text:p>
          </table:table-cell>
          <table:table-cell office:value-type="float" office:value="0.130191" calcext:value-type="float">
            <text:p>0.130191</text:p>
          </table:table-cell>
          <table:table-cell office:value-type="float" office:value="0.183513" calcext:value-type="float">
            <text:p>0.183513</text:p>
          </table:table-cell>
          <table:table-cell office:value-type="float" office:value="0.186699" calcext:value-type="float">
            <text:p>0.186699</text:p>
          </table:table-cell>
          <table:table-cell/>
          <table:table-cell table:formula="of:=AVERAGE([.A7:.E7])" office:value-type="float" office:value="0.1805598" calcext:value-type="float">
            <text:p>0.1805598</text:p>
          </table:table-cell>
          <table:table-cell table:formula="of:=MIN([.A7:.E7])" office:value-type="float" office:value="0.130191" calcext:value-type="float">
            <text:p>0.130191</text:p>
          </table:table-cell>
          <table:table-cell table:formula="of:=MAX([.A7:.E7])" office:value-type="float" office:value="0.214168" calcext:value-type="float">
            <text:p>0.214168</text:p>
          </table:table-cell>
        </table:table-row>
        <table:table-row table:style-name="ro1">
          <table:table-cell office:value-type="float" office:value="0.215875" calcext:value-type="float">
            <text:p>0.215875</text:p>
          </table:table-cell>
          <table:table-cell office:value-type="float" office:value="0.185269" calcext:value-type="float">
            <text:p>0.185269</text:p>
          </table:table-cell>
          <table:table-cell office:value-type="float" office:value="0.133943" calcext:value-type="float">
            <text:p>0.133943</text:p>
          </table:table-cell>
          <table:table-cell office:value-type="float" office:value="0.182767" calcext:value-type="float">
            <text:p>0.182767</text:p>
          </table:table-cell>
          <table:table-cell office:value-type="float" office:value="0.184376" calcext:value-type="float">
            <text:p>0.184376</text:p>
          </table:table-cell>
          <table:table-cell/>
          <table:table-cell table:formula="of:=AVERAGE([.A8:.E8])" office:value-type="float" office:value="0.180446" calcext:value-type="float">
            <text:p>0.180446</text:p>
          </table:table-cell>
          <table:table-cell table:formula="of:=MIN([.A8:.E8])" office:value-type="float" office:value="0.133943" calcext:value-type="float">
            <text:p>0.133943</text:p>
          </table:table-cell>
          <table:table-cell table:formula="of:=MAX([.A8:.E8])" office:value-type="float" office:value="0.215875" calcext:value-type="float">
            <text:p>0.215875</text:p>
          </table:table-cell>
        </table:table-row>
        <table:table-row table:style-name="ro1">
          <table:table-cell office:value-type="float" office:value="0.105787" calcext:value-type="float">
            <text:p>0.105787</text:p>
          </table:table-cell>
          <table:table-cell office:value-type="float" office:value="0.0936131" calcext:value-type="float">
            <text:p>0.0936131</text:p>
          </table:table-cell>
          <table:table-cell office:value-type="float" office:value="0.0685086" calcext:value-type="float">
            <text:p>0.0685086</text:p>
          </table:table-cell>
          <table:table-cell office:value-type="float" office:value="0.0936077" calcext:value-type="float">
            <text:p>0.0936077</text:p>
          </table:table-cell>
          <table:table-cell office:value-type="float" office:value="0.0844622" calcext:value-type="float">
            <text:p>0.0844622</text:p>
          </table:table-cell>
          <table:table-cell/>
          <table:table-cell table:formula="of:=AVERAGE([.A9:.E9])" office:value-type="float" office:value="0.08919572" calcext:value-type="float">
            <text:p>0.08919572</text:p>
          </table:table-cell>
          <table:table-cell table:formula="of:=MIN([.A9:.E9])" office:value-type="float" office:value="0.0685086" calcext:value-type="float">
            <text:p>0.0685086</text:p>
          </table:table-cell>
          <table:table-cell table:formula="of:=MAX([.A9:.E9])" office:value-type="float" office:value="0.105787" calcext:value-type="float">
            <text:p>0.10578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tributeArrays.jl – 1.0.0</text:p>
          </table:table-cell>
          <table:table-cell table:number-columns-repeated="8"/>
        </table:table-row>
        <table:table-row table:style-name="ro1">
          <table:table-cell office:value-type="float" office:value="126.946882762" calcext:value-type="float">
            <text:p>126.946882762</text:p>
          </table:table-cell>
          <table:table-cell office:value-type="float" office:value="127.598624719" calcext:value-type="float">
            <text:p>127.598624719</text:p>
          </table:table-cell>
          <table:table-cell office:value-type="float" office:value="127.135806585" calcext:value-type="float">
            <text:p>127.135806585</text:p>
          </table:table-cell>
          <table:table-cell office:value-type="float" office:value="128.030549653" calcext:value-type="float">
            <text:p>128.030549653</text:p>
          </table:table-cell>
          <table:table-cell office:value-type="float" office:value="127.357124821" calcext:value-type="float">
            <text:p>127.357124821</text:p>
          </table:table-cell>
          <table:table-cell/>
          <table:table-cell table:formula="of:=AVERAGE([.A12:.E12])" office:value-type="float" office:value="127.413797708" calcext:value-type="float">
            <text:p>127.413797708</text:p>
          </table:table-cell>
          <table:table-cell table:formula="of:=MIN([.A12:.E12])" office:value-type="float" office:value="126.946882762" calcext:value-type="float">
            <text:p>126.946882762</text:p>
          </table:table-cell>
          <table:table-cell table:formula="of:=MAX([.A12:.E12])" office:value-type="float" office:value="128.030549653" calcext:value-type="float">
            <text:p>128.030549653</text:p>
          </table:table-cell>
        </table:table-row>
        <table:table-row table:style-name="ro1">
          <table:table-cell office:value-type="float" office:value="123.478130029" calcext:value-type="float">
            <text:p>123.478130029</text:p>
          </table:table-cell>
          <table:table-cell office:value-type="float" office:value="124.102785706" calcext:value-type="float">
            <text:p>124.102785706</text:p>
          </table:table-cell>
          <table:table-cell office:value-type="float" office:value="123.324446661" calcext:value-type="float">
            <text:p>123.324446661</text:p>
          </table:table-cell>
          <table:table-cell office:value-type="float" office:value="124.243900526" calcext:value-type="float">
            <text:p>124.243900526</text:p>
          </table:table-cell>
          <table:table-cell office:value-type="float" office:value="126.464781172" calcext:value-type="float">
            <text:p>126.464781172</text:p>
          </table:table-cell>
          <table:table-cell/>
          <table:table-cell table:formula="of:=AVERAGE([.A13:.E13])" office:value-type="float" office:value="124.3228088188" calcext:value-type="float">
            <text:p>124.3228088188</text:p>
          </table:table-cell>
          <table:table-cell table:formula="of:=MIN([.A13:.E13])" office:value-type="float" office:value="123.324446661" calcext:value-type="float">
            <text:p>123.324446661</text:p>
          </table:table-cell>
          <table:table-cell table:formula="of:=MAX([.A13:.E13])" office:value-type="float" office:value="126.464781172" calcext:value-type="float">
            <text:p>126.464781172</text:p>
          </table:table-cell>
        </table:table-row>
        <table:table-row table:style-name="ro1">
          <table:table-cell office:value-type="float" office:value="61.673068532" calcext:value-type="float">
            <text:p>61.673068532</text:p>
          </table:table-cell>
          <table:table-cell office:value-type="float" office:value="62.094452307" calcext:value-type="float">
            <text:p>62.094452307</text:p>
          </table:table-cell>
          <table:table-cell office:value-type="float" office:value="61.42645847" calcext:value-type="float">
            <text:p>61.42645847</text:p>
          </table:table-cell>
          <table:table-cell office:value-type="float" office:value="61.938379825" calcext:value-type="float">
            <text:p>61.938379825</text:p>
          </table:table-cell>
          <table:table-cell office:value-type="float" office:value="62.012550034" calcext:value-type="float">
            <text:p>62.012550034</text:p>
          </table:table-cell>
          <table:table-cell/>
          <table:table-cell table:formula="of:=AVERAGE([.A14:.E14])" office:value-type="float" office:value="61.8289818336" calcext:value-type="float">
            <text:p>61.8289818336</text:p>
          </table:table-cell>
          <table:table-cell table:formula="of:=MIN([.A14:.E14])" office:value-type="float" office:value="61.42645847" calcext:value-type="float">
            <text:p>61.42645847</text:p>
          </table:table-cell>
          <table:table-cell table:formula="of:=MAX([.A14:.E14])" office:value-type="float" office:value="62.094452307" calcext:value-type="float">
            <text:p>62.09445230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G2]/[.G7]" office:value-type="float" office:value="9.03453485105766" calcext:value-type="float">
            <text:p>9.03453485105766</text:p>
          </table:table-cell>
          <table:table-cell table:formula="of:=[.H2]/[.H7]" office:value-type="float" office:value="12.34341548955" calcext:value-type="float">
            <text:p>12.34341548955</text:p>
          </table:table-cell>
          <table:table-cell table:formula="of:=[.I2]/[.I7]" office:value-type="float" office:value="7.79697506630309" calcext:value-type="float">
            <text:p>7.79697506630309</text:p>
          </table:table-cell>
        </table:table-row>
        <table:table-row table:style-name="ro1">
          <table:table-cell table:number-columns-repeated="6"/>
          <table:table-cell table:formula="of:=[.G3]/[.G8]" office:value-type="float" office:value="1.26633006328763" calcext:value-type="float">
            <text:p>1.26633006328763</text:p>
          </table:table-cell>
          <table:table-cell table:formula="of:=[.H3]/[.H8]" office:value-type="float" office:value="1.69984762921541" calcext:value-type="float">
            <text:p>1.69984762921541</text:p>
          </table:table-cell>
          <table:table-cell table:formula="of:=[.I3]/[.I8]" office:value-type="float" office:value="1.06232369195136" calcext:value-type="float">
            <text:p>1.06232369195136</text:p>
          </table:table-cell>
        </table:table-row>
        <table:table-row table:style-name="ro1">
          <table:table-cell table:number-columns-repeated="6"/>
          <table:table-cell table:formula="of:=[.G4]/[.G9]" office:value-type="float" office:value="1.58330107991729" calcext:value-type="float">
            <text:p>1.58330107991729</text:p>
          </table:table-cell>
          <table:table-cell table:formula="of:=[.H4]/[.H9]" office:value-type="float" office:value="2.00364895794105" calcext:value-type="float">
            <text:p>2.00364895794105</text:p>
          </table:table-cell>
          <table:table-cell table:formula="of:=[.I4]/[.I9]" office:value-type="float" office:value="1.35666164084434" calcext:value-type="float">
            <text:p>1.35666164084434</text:p>
          </table:table-cell>
        </table:table-row>
      </table:table>
      <table:table table:name="4,000,000 - 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.131562193" calcext:value-type="float">
            <text:p>4.131562193</text:p>
          </table:table-cell>
          <table:table-cell office:value-type="float" office:value="4.183094757" calcext:value-type="float">
            <text:p>4.183094757</text:p>
          </table:table-cell>
          <table:table-cell office:value-type="float" office:value="4.15977097" calcext:value-type="float">
            <text:p>4.15977097</text:p>
          </table:table-cell>
          <table:table-cell office:value-type="float" office:value="4.162035578" calcext:value-type="float">
            <text:p>4.162035578</text:p>
          </table:table-cell>
          <table:table-cell office:value-type="float" office:value="4.15648819" calcext:value-type="float">
            <text:p>4.15648819</text:p>
          </table:table-cell>
          <table:table-cell/>
          <table:table-cell table:formula="of:=AVERAGE([.A2:.E2])" office:value-type="float" office:value="4.1585903376" calcext:value-type="float">
            <text:p>4.1585903376</text:p>
          </table:table-cell>
          <table:table-cell table:formula="of:=MIN([.A2:.E2])" office:value-type="float" office:value="4.131562193" calcext:value-type="float">
            <text:p>4.131562193</text:p>
          </table:table-cell>
          <table:table-cell table:formula="of:=MAX([.A2:.E2])" office:value-type="float" office:value="4.183094757" calcext:value-type="float">
            <text:p>4.183094757</text:p>
          </table:table-cell>
        </table:table-row>
        <table:table-row table:style-name="ro1">
          <table:table-cell office:value-type="float" office:value="2.808431932" calcext:value-type="float">
            <text:p>2.808431932</text:p>
          </table:table-cell>
          <table:table-cell office:value-type="float" office:value="2.837027122" calcext:value-type="float">
            <text:p>2.837027122</text:p>
          </table:table-cell>
          <table:table-cell office:value-type="float" office:value="2.837114064" calcext:value-type="float">
            <text:p>2.837114064</text:p>
          </table:table-cell>
          <table:table-cell office:value-type="float" office:value="2.833521281" calcext:value-type="float">
            <text:p>2.833521281</text:p>
          </table:table-cell>
          <table:table-cell office:value-type="float" office:value="2.813374587" calcext:value-type="float">
            <text:p>2.813374587</text:p>
          </table:table-cell>
          <table:table-cell/>
          <table:table-cell table:formula="of:=AVERAGE([.A3:.E3])" office:value-type="float" office:value="2.8258937972" calcext:value-type="float">
            <text:p>2.8258937972</text:p>
          </table:table-cell>
          <table:table-cell table:formula="of:=MIN([.A3:.E3])" office:value-type="float" office:value="2.808431932" calcext:value-type="float">
            <text:p>2.808431932</text:p>
          </table:table-cell>
          <table:table-cell table:formula="of:=MAX([.A3:.E3])" office:value-type="float" office:value="2.837114064" calcext:value-type="float">
            <text:p>2.837114064</text:p>
          </table:table-cell>
        </table:table-row>
        <table:table-row table:style-name="ro1">
          <table:table-cell office:value-type="float" office:value="1.385302041" calcext:value-type="float">
            <text:p>1.385302041</text:p>
          </table:table-cell>
          <table:table-cell office:value-type="float" office:value="1.408074646" calcext:value-type="float">
            <text:p>1.408074646</text:p>
          </table:table-cell>
          <table:table-cell office:value-type="float" office:value="1.403142631" calcext:value-type="float">
            <text:p>1.403142631</text:p>
          </table:table-cell>
          <table:table-cell office:value-type="float" office:value="1.389965175" calcext:value-type="float">
            <text:p>1.389965175</text:p>
          </table:table-cell>
          <table:table-cell office:value-type="float" office:value="1.3880791" calcext:value-type="float">
            <text:p>1.3880791</text:p>
          </table:table-cell>
          <table:table-cell/>
          <table:table-cell table:formula="of:=AVERAGE([.A4:.E4])" office:value-type="float" office:value="1.3949127186" calcext:value-type="float">
            <text:p>1.3949127186</text:p>
          </table:table-cell>
          <table:table-cell table:formula="of:=MIN([.A4:.E4])" office:value-type="float" office:value="1.385302041" calcext:value-type="float">
            <text:p>1.385302041</text:p>
          </table:table-cell>
          <table:table-cell table:formula="of:=MAX([.A4:.E4])" office:value-type="float" office:value="1.408074646" calcext:value-type="float">
            <text:p>1.40807464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2.35277" calcext:value-type="float">
            <text:p>2.35277</text:p>
          </table:table-cell>
          <table:table-cell office:value-type="float" office:value="2.39346" calcext:value-type="float">
            <text:p>2.39346</text:p>
          </table:table-cell>
          <table:table-cell office:value-type="float" office:value="2.36787" calcext:value-type="float">
            <text:p>2.36787</text:p>
          </table:table-cell>
          <table:table-cell office:value-type="float" office:value="2.37848" calcext:value-type="float">
            <text:p>2.37848</text:p>
          </table:table-cell>
          <table:table-cell office:value-type="float" office:value="2.45364" calcext:value-type="float">
            <text:p>2.45364</text:p>
          </table:table-cell>
          <table:table-cell/>
          <table:table-cell table:formula="of:=AVERAGE([.A7:.E7])" office:value-type="float" office:value="2.389244" calcext:value-type="float">
            <text:p>2.389244</text:p>
          </table:table-cell>
          <table:table-cell table:formula="of:=MIN([.A7:.E7])" office:value-type="float" office:value="2.35277" calcext:value-type="float">
            <text:p>2.35277</text:p>
          </table:table-cell>
          <table:table-cell table:formula="of:=MAX([.A7:.E7])" office:value-type="float" office:value="2.45364" calcext:value-type="float">
            <text:p>2.45364</text:p>
          </table:table-cell>
        </table:table-row>
        <table:table-row table:style-name="ro1">
          <table:table-cell office:value-type="float" office:value="2.34777" calcext:value-type="float">
            <text:p>2.34777</text:p>
          </table:table-cell>
          <table:table-cell office:value-type="float" office:value="2.3684" calcext:value-type="float">
            <text:p>2.3684</text:p>
          </table:table-cell>
          <table:table-cell office:value-type="float" office:value="2.35671" calcext:value-type="float">
            <text:p>2.35671</text:p>
          </table:table-cell>
          <table:table-cell office:value-type="float" office:value="2.35964" calcext:value-type="float">
            <text:p>2.35964</text:p>
          </table:table-cell>
          <table:table-cell office:value-type="float" office:value="2.3605" calcext:value-type="float">
            <text:p>2.3605</text:p>
          </table:table-cell>
          <table:table-cell/>
          <table:table-cell table:formula="of:=AVERAGE([.A8:.E8])" office:value-type="float" office:value="2.358604" calcext:value-type="float">
            <text:p>2.358604</text:p>
          </table:table-cell>
          <table:table-cell table:formula="of:=MIN([.A8:.E8])" office:value-type="float" office:value="2.34777" calcext:value-type="float">
            <text:p>2.34777</text:p>
          </table:table-cell>
          <table:table-cell table:formula="of:=MAX([.A8:.E8])" office:value-type="float" office:value="2.3684" calcext:value-type="float">
            <text:p>2.3684</text:p>
          </table:table-cell>
        </table:table-row>
        <table:table-row table:style-name="ro1">
          <table:table-cell office:value-type="float" office:value="1.18681" calcext:value-type="float">
            <text:p>1.18681</text:p>
          </table:table-cell>
          <table:table-cell office:value-type="float" office:value="1.19642" calcext:value-type="float">
            <text:p>1.19642</text:p>
          </table:table-cell>
          <table:table-cell office:value-type="float" office:value="1.19107" calcext:value-type="float">
            <text:p>1.19107</text:p>
          </table:table-cell>
          <table:table-cell office:value-type="float" office:value="1.1935" calcext:value-type="float">
            <text:p>1.1935</text:p>
          </table:table-cell>
          <table:table-cell office:value-type="float" office:value="1.1953" calcext:value-type="float">
            <text:p>1.1953</text:p>
          </table:table-cell>
          <table:table-cell/>
          <table:table-cell table:formula="of:=AVERAGE([.A9:.E9])" office:value-type="float" office:value="1.19262" calcext:value-type="float">
            <text:p>1.19262</text:p>
          </table:table-cell>
          <table:table-cell table:formula="of:=MIN([.A9:.E9])" office:value-type="float" office:value="1.18681" calcext:value-type="float">
            <text:p>1.18681</text:p>
          </table:table-cell>
          <table:table-cell table:formula="of:=MAX([.A9:.E9])" office:value-type="float" office:value="1.19642" calcext:value-type="float">
            <text:p>1.1964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tributedArrays.jl – 1.0.0</text:p>
          </table:table-cell>
          <table:table-cell table:number-columns-repeated="8"/>
        </table:table-row>
        <table:table-row table:style-name="ro1">
          <table:table-cell office:value-type="float" office:value="1153.205053236" calcext:value-type="float">
            <text:p>1153.205053236</text:p>
          </table:table-cell>
          <table:table-cell office:value-type="float" office:value="1152.835479043" calcext:value-type="float">
            <text:p>1152.835479043</text:p>
          </table:table-cell>
          <table:table-cell office:value-type="float" office:value="1153.813421663" calcext:value-type="float">
            <text:p>1153.813421663</text:p>
          </table:table-cell>
          <table:table-cell office:value-type="float" office:value="1151.76190794" calcext:value-type="float">
            <text:p>1151.76190794</text:p>
          </table:table-cell>
          <table:table-cell office:value-type="float" office:value="1166.584661213" calcext:value-type="float">
            <text:p>1166.584661213</text:p>
          </table:table-cell>
          <table:table-cell/>
          <table:table-cell table:formula="of:=AVERAGE([.A12:.E12])" office:value-type="float" office:value="1155.640104619" calcext:value-type="float">
            <text:p>1155.640104619</text:p>
          </table:table-cell>
          <table:table-cell table:formula="of:=MIN([.A12:.E12])" office:value-type="float" office:value="1151.76190794" calcext:value-type="float">
            <text:p>1151.76190794</text:p>
          </table:table-cell>
          <table:table-cell table:formula="of:=MAX([.A12:.E12])" office:value-type="float" office:value="1166.584661213" calcext:value-type="float">
            <text:p>1166.584661213</text:p>
          </table:table-cell>
        </table:table-row>
        <table:table-row table:style-name="ro1">
          <table:table-cell office:value-type="float" office:value="1144.517956403" calcext:value-type="float">
            <text:p>1144.517956403</text:p>
          </table:table-cell>
          <table:table-cell office:value-type="float" office:value="1146.711959657" calcext:value-type="float">
            <text:p>1146.711959657</text:p>
          </table:table-cell>
          <table:table-cell office:value-type="float" office:value="1145.375734045" calcext:value-type="float">
            <text:p>1145.375734045</text:p>
          </table:table-cell>
          <table:table-cell office:value-type="float" office:value="1147.131620913" calcext:value-type="float">
            <text:p>1147.131620913</text:p>
          </table:table-cell>
          <table:table-cell office:value-type="float" office:value="1162.539421663" calcext:value-type="float">
            <text:p>1162.539421663</text:p>
          </table:table-cell>
          <table:table-cell/>
          <table:table-cell table:formula="of:=AVERAGE([.A13:.E13])" office:value-type="float" office:value="1149.2553385362" calcext:value-type="float">
            <text:p>1149.2553385362</text:p>
          </table:table-cell>
          <table:table-cell table:formula="of:=MIN([.A13:.E13])" office:value-type="float" office:value="1144.517956403" calcext:value-type="float">
            <text:p>1144.517956403</text:p>
          </table:table-cell>
          <table:table-cell table:formula="of:=MAX([.A13:.E13])" office:value-type="float" office:value="1162.539421663" calcext:value-type="float">
            <text:p>1162.539421663</text:p>
          </table:table-cell>
        </table:table-row>
        <table:table-row table:style-name="ro1">
          <table:table-cell office:value-type="float" office:value="571.593379455" calcext:value-type="float">
            <text:p>571.593379455</text:p>
          </table:table-cell>
          <table:table-cell office:value-type="float" office:value="576.732629707" calcext:value-type="float">
            <text:p>576.732629707</text:p>
          </table:table-cell>
          <table:table-cell office:value-type="float" office:value="570.266423726" calcext:value-type="float">
            <text:p>570.266423726</text:p>
          </table:table-cell>
          <table:table-cell office:value-type="float" office:value="1147.131620913" calcext:value-type="float">
            <text:p>1147.131620913</text:p>
          </table:table-cell>
          <table:table-cell office:value-type="float" office:value="581.810550984" calcext:value-type="float">
            <text:p>581.810550984</text:p>
          </table:table-cell>
          <table:table-cell/>
          <table:table-cell table:formula="of:=AVERAGE([.A14:.E14])" office:value-type="float" office:value="689.506920957" calcext:value-type="float">
            <text:p>689.506920957</text:p>
          </table:table-cell>
          <table:table-cell table:formula="of:=MIN([.A14:.E14])" office:value-type="float" office:value="570.266423726" calcext:value-type="float">
            <text:p>570.266423726</text:p>
          </table:table-cell>
          <table:table-cell table:formula="of:=MAX([.A14:.E14])" office:value-type="float" office:value="1147.131620913" calcext:value-type="float">
            <text:p>1147.13162091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G2]/[.G7]" office:value-type="float" office:value="1.74054652333542" calcext:value-type="float">
            <text:p>1.74054652333542</text:p>
          </table:table-cell>
          <table:table-cell table:formula="of:=[.H2]/[.H7]" office:value-type="float" office:value="1.75604168405752" calcext:value-type="float">
            <text:p>1.75604168405752</text:p>
          </table:table-cell>
          <table:table-cell table:formula="of:=[.I2]/[.I7]" office:value-type="float" office:value="1.70485269110383" calcext:value-type="float">
            <text:p>1.70485269110383</text:p>
          </table:table-cell>
        </table:table-row>
        <table:table-row table:style-name="ro1">
          <table:table-cell table:number-columns-repeated="6"/>
          <table:table-cell table:formula="of:=[.G3]/[.G8]" office:value-type="float" office:value="1.19812134516858" calcext:value-type="float">
            <text:p>1.19812134516858</text:p>
          </table:table-cell>
          <table:table-cell table:formula="of:=[.H3]/[.H8]" office:value-type="float" office:value="1.19621254722567" calcext:value-type="float">
            <text:p>1.19621254722567</text:p>
          </table:table-cell>
          <table:table-cell table:formula="of:=[.I3]/[.I8]" office:value-type="float" office:value="1.19790325282891" calcext:value-type="float">
            <text:p>1.19790325282891</text:p>
          </table:table-cell>
        </table:table-row>
        <table:table-row table:style-name="ro1">
          <table:table-cell table:number-columns-repeated="6"/>
          <table:table-cell table:formula="of:=[.G4]/[.G9]" office:value-type="float" office:value="1.16962043115158" calcext:value-type="float">
            <text:p>1.16962043115158</text:p>
          </table:table-cell>
          <table:table-cell table:formula="of:=[.H4]/[.H9]" office:value-type="float" office:value="1.16724837252804" calcext:value-type="float">
            <text:p>1.16724837252804</text:p>
          </table:table-cell>
          <table:table-cell table:formula="of:=[.I4]/[.I9]" office:value-type="float" office:value="1.17690664315207" calcext:value-type="float">
            <text:p>1.17690664315207</text:p>
          </table:table-cell>
        </table:table-row>
      </table:table>
      <table:table table:name="40,000,000 - 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31.895615282" calcext:value-type="float">
            <text:p>31.895615282</text:p>
          </table:table-cell>
          <table:table-cell office:value-type="float" office:value="32.029233452" calcext:value-type="float">
            <text:p>32.029233452</text:p>
          </table:table-cell>
          <table:table-cell office:value-type="float" office:value="32.036652326" calcext:value-type="float">
            <text:p>32.036652326</text:p>
          </table:table-cell>
          <table:table-cell office:value-type="float" office:value="32.126780386" calcext:value-type="float">
            <text:p>32.126780386</text:p>
          </table:table-cell>
          <table:table-cell office:value-type="float" office:value="31.945457838" calcext:value-type="float">
            <text:p>31.945457838</text:p>
          </table:table-cell>
          <table:table-cell/>
          <table:table-cell table:formula="of:=AVERAGE([.A2:.E2])" office:value-type="float" office:value="32.0067478568" calcext:value-type="float">
            <text:p>32.0067478568</text:p>
          </table:table-cell>
          <table:table-cell table:formula="of:=MIN([.A2:.E2])" office:value-type="float" office:value="31.895615282" calcext:value-type="float">
            <text:p>31.895615282</text:p>
          </table:table-cell>
          <table:table-cell table:formula="of:=MAX([.A2:.E2])" office:value-type="float" office:value="32.126780386" calcext:value-type="float">
            <text:p>32.126780386</text:p>
          </table:table-cell>
        </table:table-row>
        <table:table-row table:style-name="ro1">
          <table:table-cell office:value-type="float" office:value="31.246963355" calcext:value-type="float">
            <text:p>31.246963355</text:p>
          </table:table-cell>
          <table:table-cell office:value-type="float" office:value="30.769602654" calcext:value-type="float">
            <text:p>30.769602654</text:p>
          </table:table-cell>
          <table:table-cell office:value-type="float" office:value="30.710386375" calcext:value-type="float">
            <text:p>30.710386375</text:p>
          </table:table-cell>
          <table:table-cell office:value-type="float" office:value="30.554118008" calcext:value-type="float">
            <text:p>30.554118008</text:p>
          </table:table-cell>
          <table:table-cell office:value-type="float" office:value="30.547102303" calcext:value-type="float">
            <text:p>30.547102303</text:p>
          </table:table-cell>
          <table:table-cell/>
          <table:table-cell table:formula="of:=AVERAGE([.A3:.E3])" office:value-type="float" office:value="30.765634539" calcext:value-type="float">
            <text:p>30.765634539</text:p>
          </table:table-cell>
          <table:table-cell table:formula="of:=MIN([.A3:.E3])" office:value-type="float" office:value="30.547102303" calcext:value-type="float">
            <text:p>30.547102303</text:p>
          </table:table-cell>
          <table:table-cell table:formula="of:=MAX([.A3:.E3])" office:value-type="float" office:value="31.246963355" calcext:value-type="float">
            <text:p>31.246963355</text:p>
          </table:table-cell>
        </table:table-row>
        <table:table-row table:style-name="ro1">
          <table:table-cell office:value-type="float" office:value="15.315115399" calcext:value-type="float">
            <text:p>15.315115399</text:p>
          </table:table-cell>
          <table:table-cell office:value-type="float" office:value="15.370358505" calcext:value-type="float">
            <text:p>15.370358505</text:p>
          </table:table-cell>
          <table:table-cell office:value-type="float" office:value="15.361216983" calcext:value-type="float">
            <text:p>15.361216983</text:p>
          </table:table-cell>
          <table:table-cell office:value-type="float" office:value="15.330217217" calcext:value-type="float">
            <text:p>15.330217217</text:p>
          </table:table-cell>
          <table:table-cell office:value-type="float" office:value="15.354212968" calcext:value-type="float">
            <text:p>15.354212968</text:p>
          </table:table-cell>
          <table:table-cell/>
          <table:table-cell table:formula="of:=AVERAGE([.A4:.E4])" office:value-type="float" office:value="15.3462242144" calcext:value-type="float">
            <text:p>15.3462242144</text:p>
          </table:table-cell>
          <table:table-cell table:formula="of:=MIN([.A4:.E4])" office:value-type="float" office:value="15.315115399" calcext:value-type="float">
            <text:p>15.315115399</text:p>
          </table:table-cell>
          <table:table-cell table:formula="of:=MAX([.A4:.E4])" office:value-type="float" office:value="15.370358505" calcext:value-type="float">
            <text:p>15.3703585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24.8274" calcext:value-type="float">
            <text:p>24.8274</text:p>
          </table:table-cell>
          <table:table-cell office:value-type="float" office:value="25.098" calcext:value-type="float">
            <text:p>25.098</text:p>
          </table:table-cell>
          <table:table-cell office:value-type="float" office:value="24.7737" calcext:value-type="float">
            <text:p>24.7737</text:p>
          </table:table-cell>
          <table:table-cell office:value-type="float" office:value="24.5998" calcext:value-type="float">
            <text:p>24.5998</text:p>
          </table:table-cell>
          <table:table-cell office:value-type="float" office:value="24.7976" calcext:value-type="float">
            <text:p>24.7976</text:p>
          </table:table-cell>
          <table:table-cell/>
          <table:table-cell table:formula="of:=AVERAGE([.A7:.E7])" office:value-type="float" office:value="24.8193" calcext:value-type="float">
            <text:p>24.8193</text:p>
          </table:table-cell>
          <table:table-cell table:formula="of:=MIN([.A7:.E7])" office:value-type="float" office:value="24.5998" calcext:value-type="float">
            <text:p>24.5998</text:p>
          </table:table-cell>
          <table:table-cell table:formula="of:=MAX([.A7:.E7])" office:value-type="float" office:value="25.098" calcext:value-type="float">
            <text:p>25.098</text:p>
          </table:table-cell>
        </table:table-row>
        <table:table-row table:style-name="ro1">
          <table:table-cell office:value-type="float" office:value="24.7153" calcext:value-type="float">
            <text:p>24.7153</text:p>
          </table:table-cell>
          <table:table-cell office:value-type="float" office:value="24.71" calcext:value-type="float">
            <text:p>24.71</text:p>
          </table:table-cell>
          <table:table-cell office:value-type="float" office:value="24.7841" calcext:value-type="float">
            <text:p>24.7841</text:p>
          </table:table-cell>
          <table:table-cell office:value-type="float" office:value="24.543" calcext:value-type="float">
            <text:p>24.543</text:p>
          </table:table-cell>
          <table:table-cell office:value-type="float" office:value="24.7432" calcext:value-type="float">
            <text:p>24.7432</text:p>
          </table:table-cell>
          <table:table-cell/>
          <table:table-cell table:formula="of:=AVERAGE([.A8:.E8])" office:value-type="float" office:value="24.69912" calcext:value-type="float">
            <text:p>24.69912</text:p>
          </table:table-cell>
          <table:table-cell table:formula="of:=MIN([.A8:.E8])" office:value-type="float" office:value="24.543" calcext:value-type="float">
            <text:p>24.543</text:p>
          </table:table-cell>
          <table:table-cell table:formula="of:=MAX([.A8:.E8])" office:value-type="float" office:value="24.7841" calcext:value-type="float">
            <text:p>24.7841</text:p>
          </table:table-cell>
        </table:table-row>
        <table:table-row table:style-name="ro1">
          <table:table-cell office:value-type="float" office:value="12.5535" calcext:value-type="float">
            <text:p>12.5535</text:p>
          </table:table-cell>
          <table:table-cell office:value-type="float" office:value="12.4956" calcext:value-type="float">
            <text:p>12.4956</text:p>
          </table:table-cell>
          <table:table-cell office:value-type="float" office:value="12.4675" calcext:value-type="float">
            <text:p>12.4675</text:p>
          </table:table-cell>
          <table:table-cell office:value-type="float" office:value="12.4282" calcext:value-type="float">
            <text:p>12.4282</text:p>
          </table:table-cell>
          <table:table-cell office:value-type="float" office:value="12.4866" calcext:value-type="float">
            <text:p>12.4866</text:p>
          </table:table-cell>
          <table:table-cell/>
          <table:table-cell table:formula="of:=AVERAGE([.A9:.E9])" office:value-type="float" office:value="12.48628" calcext:value-type="float">
            <text:p>12.48628</text:p>
          </table:table-cell>
          <table:table-cell table:formula="of:=MIN([.A9:.E9])" office:value-type="float" office:value="12.4282" calcext:value-type="float">
            <text:p>12.4282</text:p>
          </table:table-cell>
          <table:table-cell table:formula="of:=MAX([.A9:.E9])" office:value-type="float" office:value="12.5535" calcext:value-type="float">
            <text:p>12.553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tributedArrays.jl – 1.0.0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AVERAGE([.A12:.E12])" office:value-type="string" office:string-value="" calcext:value-type="error">
            <text:p>#DIV/0!</text:p>
          </table:table-cell>
          <table:table-cell table:formula="of:=MIN([.A12:.E12])" office:value-type="float" office:value="0" calcext:value-type="float">
            <text:p>0</text:p>
          </table:table-cell>
          <table:table-cell table:formula="of:=MAX([.A12:.E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AVERAGE([.A13:.E13])" office:value-type="string" office:string-value="" calcext:value-type="error">
            <text:p>#DIV/0!</text:p>
          </table:table-cell>
          <table:table-cell table:formula="of:=MIN([.A13:.E13])" office:value-type="float" office:value="0" calcext:value-type="float">
            <text:p>0</text:p>
          </table:table-cell>
          <table:table-cell table:formula="of:=MAX([.A13:.E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AVERAGE([.A14:.E14])" office:value-type="string" office:string-value="" calcext:value-type="error">
            <text:p>#DIV/0!</text:p>
          </table:table-cell>
          <table:table-cell table:formula="of:=MIN([.A14:.E14])" office:value-type="float" office:value="0" calcext:value-type="float">
            <text:p>0</text:p>
          </table:table-cell>
          <table:table-cell table:formula="of:=MAX([.A14:.E14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G2]/[.G7]" office:value-type="float" office:value="1.28959107858803" calcext:value-type="float">
            <text:p>1.28959107858803</text:p>
          </table:table-cell>
          <table:table-cell table:formula="of:=[.H2]/[.H7]" office:value-type="float" office:value="1.29658026821356" calcext:value-type="float">
            <text:p>1.29658026821356</text:p>
          </table:table-cell>
          <table:table-cell table:formula="of:=[.I2]/[.I7]" office:value-type="float" office:value="1.28005340608813" calcext:value-type="float">
            <text:p>1.28005340608813</text:p>
          </table:table-cell>
        </table:table-row>
        <table:table-row table:style-name="ro1">
          <table:table-cell table:number-columns-repeated="6"/>
          <table:table-cell table:formula="of:=[.G3]/[.G8]" office:value-type="float" office:value="1.2456166267867" calcext:value-type="float">
            <text:p>1.2456166267867</text:p>
          </table:table-cell>
          <table:table-cell table:formula="of:=[.H3]/[.H8]" office:value-type="float" office:value="1.2446360389113" calcext:value-type="float">
            <text:p>1.2446360389113</text:p>
          </table:table-cell>
          <table:table-cell table:formula="of:=[.I3]/[.I8]" office:value-type="float" office:value="1.26076651381329" calcext:value-type="float">
            <text:p>1.26076651381329</text:p>
          </table:table-cell>
        </table:table-row>
        <table:table-row table:style-name="ro1">
          <table:table-cell table:number-columns-repeated="6"/>
          <table:table-cell table:formula="of:=[.G4]/[.G9]" office:value-type="float" office:value="1.22904693907233" calcext:value-type="float">
            <text:p>1.22904693907233</text:p>
          </table:table-cell>
          <table:table-cell table:formula="of:=[.H4]/[.H9]" office:value-type="float" office:value="1.23228749126985" calcext:value-type="float">
            <text:p>1.23228749126985</text:p>
          </table:table-cell>
          <table:table-cell table:formula="of:=[.I4]/[.I9]" office:value-type="float" office:value="1.2243882984825" calcext:value-type="float">
            <text:p>1.2243882984825</text:p>
          </table:table-cell>
        </table:table-row>
      </table:table>
      <table:table table:name="1,600,000 - 16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.246105231" calcext:value-type="float">
            <text:p>2.246105231</text:p>
          </table:table-cell>
          <table:table-cell office:value-type="float" office:value="2.250930996" calcext:value-type="float">
            <text:p>2.250930996</text:p>
          </table:table-cell>
          <table:table-cell office:value-type="float" office:value="2.241619739" calcext:value-type="float">
            <text:p>2.241619739</text:p>
          </table:table-cell>
          <table:table-cell office:value-type="float" office:value="2.253537793" calcext:value-type="float">
            <text:p>2.253537793</text:p>
          </table:table-cell>
          <table:table-cell office:value-type="float" office:value="2.261100784" calcext:value-type="float">
            <text:p>2.261100784</text:p>
          </table:table-cell>
          <table:table-cell/>
          <table:table-cell table:formula="of:=AVERAGE([.A2:.E2])" office:value-type="float" office:value="2.2506589086" calcext:value-type="float">
            <text:p>2.2506589086</text:p>
          </table:table-cell>
          <table:table-cell table:formula="of:=MIN([.A2:.E2])" office:value-type="float" office:value="2.241619739" calcext:value-type="float">
            <text:p>2.241619739</text:p>
          </table:table-cell>
          <table:table-cell table:formula="of:=MAX([.A2:.E2])" office:value-type="float" office:value="2.261100784" calcext:value-type="float">
            <text:p>2.261100784</text:p>
          </table:table-cell>
        </table:table-row>
        <table:table-row table:style-name="ro1">
          <table:table-cell office:value-type="float" office:value="0.529022037" calcext:value-type="float">
            <text:p>0.529022037</text:p>
          </table:table-cell>
          <table:table-cell office:value-type="float" office:value="0.540745637" calcext:value-type="float">
            <text:p>0.540745637</text:p>
          </table:table-cell>
          <table:table-cell office:value-type="float" office:value="0.545152168" calcext:value-type="float">
            <text:p>0.545152168</text:p>
          </table:table-cell>
          <table:table-cell office:value-type="float" office:value="0.554283264" calcext:value-type="float">
            <text:p>0.554283264</text:p>
          </table:table-cell>
          <table:table-cell office:value-type="float" office:value="0.550831922" calcext:value-type="float">
            <text:p>0.550831922</text:p>
          </table:table-cell>
          <table:table-cell/>
          <table:table-cell table:formula="of:=AVERAGE([.A3:.E3])" office:value-type="float" office:value="0.5440070056" calcext:value-type="float">
            <text:p>0.5440070056</text:p>
          </table:table-cell>
          <table:table-cell table:formula="of:=MIN([.A3:.E3])" office:value-type="float" office:value="0.529022037" calcext:value-type="float">
            <text:p>0.529022037</text:p>
          </table:table-cell>
          <table:table-cell table:formula="of:=MAX([.A3:.E3])" office:value-type="float" office:value="0.554283264" calcext:value-type="float">
            <text:p>0.554283264</text:p>
          </table:table-cell>
        </table:table-row>
        <table:table-row table:style-name="ro1">
          <table:table-cell office:value-type="float" office:value="0.29330028" calcext:value-type="float">
            <text:p>0.29330028</text:p>
          </table:table-cell>
          <table:table-cell office:value-type="float" office:value="0.298870029" calcext:value-type="float">
            <text:p>0.298870029</text:p>
          </table:table-cell>
          <table:table-cell office:value-type="float" office:value="0.293218941" calcext:value-type="float">
            <text:p>0.293218941</text:p>
          </table:table-cell>
          <table:table-cell office:value-type="float" office:value="0.297388093" calcext:value-type="float">
            <text:p>0.297388093</text:p>
          </table:table-cell>
          <table:table-cell office:value-type="float" office:value="0.295186498" calcext:value-type="float">
            <text:p>0.295186498</text:p>
          </table:table-cell>
          <table:table-cell/>
          <table:table-cell table:formula="of:=AVERAGE([.A4:.E4])" office:value-type="float" office:value="0.2955927682" calcext:value-type="float">
            <text:p>0.2955927682</text:p>
          </table:table-cell>
          <table:table-cell table:formula="of:=MIN([.A4:.E4])" office:value-type="float" office:value="0.293218941" calcext:value-type="float">
            <text:p>0.293218941</text:p>
          </table:table-cell>
          <table:table-cell table:formula="of:=MAX([.A4:.E4])" office:value-type="float" office:value="0.298870029" calcext:value-type="float">
            <text:p>0.29887002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0.552814" calcext:value-type="float">
            <text:p>0.552814</text:p>
          </table:table-cell>
          <table:table-cell office:value-type="float" office:value="0.567042" calcext:value-type="float">
            <text:p>0.567042</text:p>
          </table:table-cell>
          <table:table-cell office:value-type="float" office:value="0.576175" calcext:value-type="float">
            <text:p>0.576175</text:p>
          </table:table-cell>
          <table:table-cell office:value-type="float" office:value="0.564667" calcext:value-type="float">
            <text:p>0.564667</text:p>
          </table:table-cell>
          <table:table-cell office:value-type="float" office:value="0.513833" calcext:value-type="float">
            <text:p>0.513833</text:p>
          </table:table-cell>
          <table:table-cell/>
          <table:table-cell table:formula="of:=AVERAGE([.A7:.E7])" office:value-type="float" office:value="0.5549062" calcext:value-type="float">
            <text:p>0.5549062</text:p>
          </table:table-cell>
          <table:table-cell table:formula="of:=MIN([.A7:.E7])" office:value-type="float" office:value="0.513833" calcext:value-type="float">
            <text:p>0.513833</text:p>
          </table:table-cell>
          <table:table-cell table:formula="of:=MAX([.A7:.E7])" office:value-type="float" office:value="0.576175" calcext:value-type="float">
            <text:p>0.576175</text:p>
          </table:table-cell>
        </table:table-row>
        <table:table-row table:style-name="ro1">
          <table:table-cell office:value-type="float" office:value="0.558992" calcext:value-type="float">
            <text:p>0.558992</text:p>
          </table:table-cell>
          <table:table-cell office:value-type="float" office:value="0.56908" calcext:value-type="float">
            <text:p>0.56908</text:p>
          </table:table-cell>
          <table:table-cell office:value-type="float" office:value="0.55928" calcext:value-type="float">
            <text:p>0.55928</text:p>
          </table:table-cell>
          <table:table-cell office:value-type="float" office:value="0.566276" calcext:value-type="float">
            <text:p>0.566276</text:p>
          </table:table-cell>
          <table:table-cell office:value-type="float" office:value="0.508572" calcext:value-type="float">
            <text:p>0.508572</text:p>
          </table:table-cell>
          <table:table-cell/>
          <table:table-cell table:formula="of:=AVERAGE([.A8:.E8])" office:value-type="float" office:value="0.55244" calcext:value-type="float">
            <text:p>0.55244</text:p>
          </table:table-cell>
          <table:table-cell table:formula="of:=MIN([.A8:.E8])" office:value-type="float" office:value="0.508572" calcext:value-type="float">
            <text:p>0.508572</text:p>
          </table:table-cell>
          <table:table-cell table:formula="of:=MAX([.A8:.E8])" office:value-type="float" office:value="0.56908" calcext:value-type="float">
            <text:p>0.56908</text:p>
          </table:table-cell>
        </table:table-row>
        <table:table-row table:style-name="ro1">
          <table:table-cell office:value-type="float" office:value="0.282412" calcext:value-type="float">
            <text:p>0.282412</text:p>
          </table:table-cell>
          <table:table-cell office:value-type="float" office:value="0.286698" calcext:value-type="float">
            <text:p>0.286698</text:p>
          </table:table-cell>
          <table:table-cell office:value-type="float" office:value="0.281404" calcext:value-type="float">
            <text:p>0.281404</text:p>
          </table:table-cell>
          <table:table-cell office:value-type="float" office:value="0.284211" calcext:value-type="float">
            <text:p>0.284211</text:p>
          </table:table-cell>
          <table:table-cell office:value-type="float" office:value="0.255787" calcext:value-type="float">
            <text:p>0.255787</text:p>
          </table:table-cell>
          <table:table-cell/>
          <table:table-cell table:formula="of:=AVERAGE([.A9:.E9])" office:value-type="float" office:value="0.2781024" calcext:value-type="float">
            <text:p>0.2781024</text:p>
          </table:table-cell>
          <table:table-cell table:formula="of:=MIN([.A9:.E9])" office:value-type="float" office:value="0.255787" calcext:value-type="float">
            <text:p>0.255787</text:p>
          </table:table-cell>
          <table:table-cell table:formula="of:=MAX([.A9:.E9])" office:value-type="float" office:value="0.286698" calcext:value-type="float">
            <text:p>0.28669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tributeArrays.jl – 1.0.0</text:p>
          </table:table-cell>
          <table:table-cell table:number-columns-repeated="8"/>
        </table:table-row>
        <table:table-row table:style-name="ro1">
          <table:table-cell office:value-type="float" office:value="2550.740714693" calcext:value-type="float">
            <text:p>2550.740714693</text:p>
          </table:table-cell>
          <table:table-cell office:value-type="float" office:value="2533.670304981" calcext:value-type="float">
            <text:p>2533.670304981</text:p>
          </table:table-cell>
          <table:table-cell office:value-type="float" office:value="2722.866469956" calcext:value-type="float">
            <text:p>2722.866469956</text:p>
          </table:table-cell>
          <table:table-cell office:value-type="float" office:value="2542.004953875" calcext:value-type="float">
            <text:p>2542.004953875</text:p>
          </table:table-cell>
          <table:table-cell office:value-type="float" office:value="2536.402556361" calcext:value-type="float">
            <text:p>2536.402556361</text:p>
          </table:table-cell>
          <table:table-cell/>
          <table:table-cell table:formula="of:=AVERAGE([.A12:.E12])" office:value-type="float" office:value="2577.1369999732" calcext:value-type="float">
            <text:p>2577.1369999732</text:p>
          </table:table-cell>
          <table:table-cell table:formula="of:=MIN([.A12:.E12])" office:value-type="float" office:value="2533.670304981" calcext:value-type="float">
            <text:p>2533.670304981</text:p>
          </table:table-cell>
          <table:table-cell table:formula="of:=MAX([.A12:.E12])" office:value-type="float" office:value="2722.866469956" calcext:value-type="float">
            <text:p>2722.866469956</text:p>
          </table:table-cell>
        </table:table-row>
        <table:table-row table:style-name="ro1">
          <table:table-cell office:value-type="float" office:value="2525.374565085" calcext:value-type="float">
            <text:p>2525.374565085</text:p>
          </table:table-cell>
          <table:table-cell office:value-type="float" office:value="2539.102509558" calcext:value-type="float">
            <text:p>2539.102509558</text:p>
          </table:table-cell>
          <table:table-cell office:value-type="float" office:value="2713.95750169" calcext:value-type="float">
            <text:p>2713.95750169</text:p>
          </table:table-cell>
          <table:table-cell office:value-type="float" office:value="2539.107343898" calcext:value-type="float">
            <text:p>2539.107343898</text:p>
          </table:table-cell>
          <table:table-cell office:value-type="float" office:value="2531.534535155" calcext:value-type="float">
            <text:p>2531.534535155</text:p>
          </table:table-cell>
          <table:table-cell/>
          <table:table-cell table:formula="of:=AVERAGE([.A13:.E13])" office:value-type="float" office:value="2569.8152910772" calcext:value-type="float">
            <text:p>2569.8152910772</text:p>
          </table:table-cell>
          <table:table-cell table:formula="of:=MIN([.A13:.E13])" office:value-type="float" office:value="2525.374565085" calcext:value-type="float">
            <text:p>2525.374565085</text:p>
          </table:table-cell>
          <table:table-cell table:formula="of:=MAX([.A13:.E13])" office:value-type="float" office:value="2713.95750169" calcext:value-type="float">
            <text:p>2713.95750169</text:p>
          </table:table-cell>
        </table:table-row>
        <table:table-row table:style-name="ro1">
          <table:table-cell office:value-type="float" office:value="1258.322653162" calcext:value-type="float">
            <text:p>1258.322653162</text:p>
          </table:table-cell>
          <table:table-cell office:value-type="float" office:value="1266.499232287" calcext:value-type="float">
            <text:p>1266.499232287</text:p>
          </table:table-cell>
          <table:table-cell office:value-type="float" office:value="1359.37150852" calcext:value-type="float">
            <text:p>1359.37150852</text:p>
          </table:table-cell>
          <table:table-cell office:value-type="float" office:value="1262.673401531" calcext:value-type="float">
            <text:p>1262.673401531</text:p>
          </table:table-cell>
          <table:table-cell office:value-type="float" office:value="1257.868394328" calcext:value-type="float">
            <text:p>1257.868394328</text:p>
          </table:table-cell>
          <table:table-cell/>
          <table:table-cell table:formula="of:=AVERAGE([.A14:.E14])" office:value-type="float" office:value="1280.9470379656" calcext:value-type="float">
            <text:p>1280.9470379656</text:p>
          </table:table-cell>
          <table:table-cell table:formula="of:=MIN([.A14:.E14])" office:value-type="float" office:value="1257.868394328" calcext:value-type="float">
            <text:p>1257.868394328</text:p>
          </table:table-cell>
          <table:table-cell table:formula="of:=MAX([.A14:.E14])" office:value-type="float" office:value="1359.37150852" calcext:value-type="float">
            <text:p>1359.371508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G2]/[.G7]" office:value-type="float" office:value="4.05592676491991" calcext:value-type="float">
            <text:p>4.05592676491991</text:p>
          </table:table-cell>
          <table:table-cell table:formula="of:=[.H2]/[.H7]" office:value-type="float" office:value="4.36254529973746" calcext:value-type="float">
            <text:p>4.36254529973746</text:p>
          </table:table-cell>
          <table:table-cell table:formula="of:=[.I2]/[.I7]" office:value-type="float" office:value="3.92432990671237" calcext:value-type="float">
            <text:p>3.92432990671237</text:p>
          </table:table-cell>
        </table:table-row>
        <table:table-row table:style-name="ro1">
          <table:table-cell table:number-columns-repeated="6"/>
          <table:table-cell table:formula="of:=[.G3]/[.G8]" office:value-type="float" office:value="0.984735003982333" calcext:value-type="float">
            <text:p>0.984735003982333</text:p>
          </table:table-cell>
          <table:table-cell table:formula="of:=[.H3]/[.H8]" office:value-type="float" office:value="1.04021070172955" calcext:value-type="float">
            <text:p>1.04021070172955</text:p>
          </table:table-cell>
          <table:table-cell table:formula="of:=[.I3]/[.I8]" office:value-type="float" office:value="0.973998847262248" calcext:value-type="float">
            <text:p>0.973998847262248</text:p>
          </table:table-cell>
        </table:table-row>
        <table:table-row table:style-name="ro1">
          <table:table-cell table:number-columns-repeated="6"/>
          <table:table-cell table:formula="of:=[.G4]/[.G9]" office:value-type="float" office:value="1.06289182761458" calcext:value-type="float">
            <text:p>1.06289182761458</text:p>
          </table:table-cell>
          <table:table-cell table:formula="of:=[.H4]/[.H9]" office:value-type="float" office:value="1.14634027921669" calcext:value-type="float">
            <text:p>1.14634027921669</text:p>
          </table:table-cell>
          <table:table-cell table:formula="of:=[.I4]/[.I9]" office:value-type="float" office:value="1.04245592574765" calcext:value-type="float">
            <text:p>1.04245592574765</text:p>
          </table:table-cell>
        </table:table-row>
      </table:table>
      <table:table table:name="16,000,000 - 16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9.023599229" calcext:value-type="float">
            <text:p>9.023599229</text:p>
          </table:table-cell>
          <table:table-cell office:value-type="float" office:value="9.040466048" calcext:value-type="float">
            <text:p>9.040466048</text:p>
          </table:table-cell>
          <table:table-cell office:value-type="float" office:value="9.022807467" calcext:value-type="float">
            <text:p>9.022807467</text:p>
          </table:table-cell>
          <table:table-cell office:value-type="float" office:value="9.025592353" calcext:value-type="float">
            <text:p>9.025592353</text:p>
          </table:table-cell>
          <table:table-cell office:value-type="float" office:value="9.124136721" calcext:value-type="float">
            <text:p>9.124136721</text:p>
          </table:table-cell>
          <table:table-cell/>
          <table:table-cell table:formula="of:=AVERAGE([.A2:.E2])" office:value-type="float" office:value="9.0473203636" calcext:value-type="float">
            <text:p>9.0473203636</text:p>
          </table:table-cell>
          <table:table-cell table:formula="of:=MIN([.A2:.E2])" office:value-type="float" office:value="9.022807467" calcext:value-type="float">
            <text:p>9.022807467</text:p>
          </table:table-cell>
          <table:table-cell table:formula="of:=MAX([.A2:.E2])" office:value-type="float" office:value="9.124136721" calcext:value-type="float">
            <text:p>9.124136721</text:p>
          </table:table-cell>
        </table:table-row>
        <table:table-row table:style-name="ro1">
          <table:table-cell office:value-type="float" office:value="7.411228752" calcext:value-type="float">
            <text:p>7.411228752</text:p>
          </table:table-cell>
          <table:table-cell office:value-type="float" office:value="7.412758834" calcext:value-type="float">
            <text:p>7.412758834</text:p>
          </table:table-cell>
          <table:table-cell office:value-type="float" office:value="7.430521878" calcext:value-type="float">
            <text:p>7.430521878</text:p>
          </table:table-cell>
          <table:table-cell office:value-type="float" office:value="7.423368976" calcext:value-type="float">
            <text:p>7.423368976</text:p>
          </table:table-cell>
          <table:table-cell office:value-type="float" office:value="7.537769231" calcext:value-type="float">
            <text:p>7.537769231</text:p>
          </table:table-cell>
          <table:table-cell/>
          <table:table-cell table:formula="of:=AVERAGE([.A3:.E3])" office:value-type="float" office:value="7.4431295342" calcext:value-type="float">
            <text:p>7.4431295342</text:p>
          </table:table-cell>
          <table:table-cell table:formula="of:=MIN([.A3:.E3])" office:value-type="float" office:value="7.411228752" calcext:value-type="float">
            <text:p>7.411228752</text:p>
          </table:table-cell>
          <table:table-cell table:formula="of:=MAX([.A3:.E3])" office:value-type="float" office:value="7.537769231" calcext:value-type="float">
            <text:p>7.537769231</text:p>
          </table:table-cell>
        </table:table-row>
        <table:table-row table:style-name="ro1">
          <table:table-cell office:value-type="float" office:value="3.674638648" calcext:value-type="float">
            <text:p>3.674638648</text:p>
          </table:table-cell>
          <table:table-cell office:value-type="float" office:value="3.67577374" calcext:value-type="float">
            <text:p>3.67577374</text:p>
          </table:table-cell>
          <table:table-cell office:value-type="float" office:value="3.69034029" calcext:value-type="float">
            <text:p>3.69034029</text:p>
          </table:table-cell>
          <table:table-cell office:value-type="float" office:value="3.676755369" calcext:value-type="float">
            <text:p>3.676755369</text:p>
          </table:table-cell>
          <table:table-cell office:value-type="float" office:value="3.714322574" calcext:value-type="float">
            <text:p>3.714322574</text:p>
          </table:table-cell>
          <table:table-cell/>
          <table:table-cell table:formula="of:=AVERAGE([.A4:.E4])" office:value-type="float" office:value="3.6863661242" calcext:value-type="float">
            <text:p>3.6863661242</text:p>
          </table:table-cell>
          <table:table-cell table:formula="of:=MIN([.A4:.E4])" office:value-type="float" office:value="3.674638648" calcext:value-type="float">
            <text:p>3.674638648</text:p>
          </table:table-cell>
          <table:table-cell table:formula="of:=MAX([.A4:.E4])" office:value-type="float" office:value="3.714322574" calcext:value-type="float">
            <text:p>3.71432257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7.74895" calcext:value-type="float">
            <text:p>7.74895</text:p>
          </table:table-cell>
          <table:table-cell office:value-type="float" office:value="8.1921" calcext:value-type="float">
            <text:p>8.1921</text:p>
          </table:table-cell>
          <table:table-cell office:value-type="float" office:value="7.5349" calcext:value-type="float">
            <text:p>7.5349</text:p>
          </table:table-cell>
          <table:table-cell office:value-type="float" office:value="7.48017" calcext:value-type="float">
            <text:p>7.48017</text:p>
          </table:table-cell>
          <table:table-cell office:value-type="float" office:value="7.45997" calcext:value-type="float">
            <text:p>7.45997</text:p>
          </table:table-cell>
          <table:table-cell/>
          <table:table-cell table:formula="of:=AVERAGE([.A7:.E7])" office:value-type="float" office:value="7.683218" calcext:value-type="float">
            <text:p>7.683218</text:p>
          </table:table-cell>
          <table:table-cell table:formula="of:=MIN([.A7:.E7])" office:value-type="float" office:value="7.45997" calcext:value-type="float">
            <text:p>7.45997</text:p>
          </table:table-cell>
          <table:table-cell table:formula="of:=MAX([.A7:.E7])" office:value-type="float" office:value="8.1921" calcext:value-type="float">
            <text:p>8.1921</text:p>
          </table:table-cell>
        </table:table-row>
        <table:table-row table:style-name="ro1">
          <table:table-cell office:value-type="float" office:value="7.42147" calcext:value-type="float">
            <text:p>7.42147</text:p>
          </table:table-cell>
          <table:table-cell office:value-type="float" office:value="7.44395" calcext:value-type="float">
            <text:p>7.44395</text:p>
          </table:table-cell>
          <table:table-cell office:value-type="float" office:value="7.43002" calcext:value-type="float">
            <text:p>7.43002</text:p>
          </table:table-cell>
          <table:table-cell office:value-type="float" office:value="7.45056" calcext:value-type="float">
            <text:p>7.45056</text:p>
          </table:table-cell>
          <table:table-cell office:value-type="float" office:value="7.44915" calcext:value-type="float">
            <text:p>7.44915</text:p>
          </table:table-cell>
          <table:table-cell/>
          <table:table-cell table:formula="of:=AVERAGE([.A8:.E8])" office:value-type="float" office:value="7.43903" calcext:value-type="float">
            <text:p>7.43903</text:p>
          </table:table-cell>
          <table:table-cell table:formula="of:=MIN([.A8:.E8])" office:value-type="float" office:value="7.42147" calcext:value-type="float">
            <text:p>7.42147</text:p>
          </table:table-cell>
          <table:table-cell table:formula="of:=MAX([.A8:.E8])" office:value-type="float" office:value="7.45056" calcext:value-type="float">
            <text:p>7.45056</text:p>
          </table:table-cell>
        </table:table-row>
        <table:table-row table:style-name="ro1">
          <table:table-cell office:value-type="float" office:value="3.74553" calcext:value-type="float">
            <text:p>3.74553</text:p>
          </table:table-cell>
          <table:table-cell office:value-type="float" office:value="3.74889" calcext:value-type="float">
            <text:p>3.74889</text:p>
          </table:table-cell>
          <table:table-cell office:value-type="float" office:value="3.7506" calcext:value-type="float">
            <text:p>3.7506</text:p>
          </table:table-cell>
          <table:table-cell office:value-type="float" office:value="3.75964" calcext:value-type="float">
            <text:p>3.75964</text:p>
          </table:table-cell>
          <table:table-cell office:value-type="float" office:value="3.76033" calcext:value-type="float">
            <text:p>3.76033</text:p>
          </table:table-cell>
          <table:table-cell/>
          <table:table-cell table:formula="of:=AVERAGE([.A9:.E9])" office:value-type="float" office:value="3.752998" calcext:value-type="float">
            <text:p>3.752998</text:p>
          </table:table-cell>
          <table:table-cell table:formula="of:=MIN([.A9:.E9])" office:value-type="float" office:value="3.74553" calcext:value-type="float">
            <text:p>3.74553</text:p>
          </table:table-cell>
          <table:table-cell table:formula="of:=MAX([.A9:.E9])" office:value-type="float" office:value="3.76033" calcext:value-type="float">
            <text:p>3.7603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tributeArrays.jl – 1.0.0</text:p>
          </table:table-cell>
          <table:table-cell table:number-columns-repeated="8"/>
        </table:table-row>
        <table:table-row table:style-name="ro1">
          <table:table-cell table:number-columns-repeated="5" office:value-type="string" calcext:value-type="string">
            <text:p>NA</text:p>
          </table:table-cell>
          <table:table-cell/>
          <table:table-cell table:formula="of:=AVERAGE([.A12:.E12])" office:value-type="string" office:string-value="" calcext:value-type="error">
            <text:p>#DIV/0!</text:p>
          </table:table-cell>
          <table:table-cell table:formula="of:=MIN([.A12:.E12])" office:value-type="float" office:value="0" calcext:value-type="float">
            <text:p>0</text:p>
          </table:table-cell>
          <table:table-cell table:formula="of:=MAX([.A12:.E12])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string" calcext:value-type="string">
            <text:p>NA</text:p>
          </table:table-cell>
          <table:table-cell/>
          <table:table-cell table:formula="of:=AVERAGE([.A13:.E13])" office:value-type="string" office:string-value="" calcext:value-type="error">
            <text:p>#DIV/0!</text:p>
          </table:table-cell>
          <table:table-cell table:formula="of:=MIN([.A13:.E13])" office:value-type="float" office:value="0" calcext:value-type="float">
            <text:p>0</text:p>
          </table:table-cell>
          <table:table-cell table:formula="of:=MAX([.A13:.E13])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string" calcext:value-type="string">
            <text:p>NA</text:p>
          </table:table-cell>
          <table:table-cell/>
          <table:table-cell table:formula="of:=AVERAGE([.A14:.E14])" office:value-type="string" office:string-value="" calcext:value-type="error">
            <text:p>#DIV/0!</text:p>
          </table:table-cell>
          <table:table-cell table:formula="of:=MIN([.A14:.E14])" office:value-type="float" office:value="0" calcext:value-type="float">
            <text:p>0</text:p>
          </table:table-cell>
          <table:table-cell table:formula="of:=MAX([.A14:.E14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G2]/[.G7]" office:value-type="float" office:value="1.17754310285091" calcext:value-type="float">
            <text:p>1.17754310285091</text:p>
          </table:table-cell>
          <table:table-cell table:formula="of:=[.H2]/[.H7]" office:value-type="float" office:value="1.20949648148719" calcext:value-type="float">
            <text:p>1.20949648148719</text:p>
          </table:table-cell>
          <table:table-cell table:formula="of:=[.I2]/[.I7]" office:value-type="float" office:value="1.11377262496796" calcext:value-type="float">
            <text:p>1.11377262496796</text:p>
          </table:table-cell>
        </table:table-row>
        <table:table-row table:style-name="ro1">
          <table:table-cell table:number-columns-repeated="6"/>
          <table:table-cell table:formula="of:=[.G3]/[.G8]" office:value-type="float" office:value="1.00055108450967" calcext:value-type="float">
            <text:p>1.00055108450967</text:p>
          </table:table-cell>
          <table:table-cell table:formula="of:=[.H3]/[.H8]" office:value-type="float" office:value="0.998620051283641" calcext:value-type="float">
            <text:p>0.998620051283641</text:p>
          </table:table-cell>
          <table:table-cell table:formula="of:=[.I3]/[.I8]" office:value-type="float" office:value="1.01170505720375" calcext:value-type="float">
            <text:p>1.01170505720375</text:p>
          </table:table-cell>
        </table:table-row>
        <table:table-row table:style-name="ro1">
          <table:table-cell table:number-columns-repeated="6"/>
          <table:table-cell table:formula="of:=[.G4]/[.G9]" office:value-type="float" office:value="0.982245693762693" calcext:value-type="float">
            <text:p>0.982245693762693</text:p>
          </table:table-cell>
          <table:table-cell table:formula="of:=[.H4]/[.H9]" office:value-type="float" office:value="0.98107307857633" calcext:value-type="float">
            <text:p>0.98107307857633</text:p>
          </table:table-cell>
          <table:table-cell table:formula="of:=[.I4]/[.I9]" office:value-type="float" office:value="0.98776505625836" calcext:value-type="float">
            <text:p>0.98776505625836</text:p>
          </table:table-cell>
        </table:table-row>
      </table:table>
      <table:table table:name="160,000,000 - 16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74.858499688" calcext:value-type="float">
            <text:p>74.858499688</text:p>
          </table:table-cell>
          <table:table-cell office:value-type="float" office:value="74.856124142" calcext:value-type="float">
            <text:p>74.856124142</text:p>
          </table:table-cell>
          <table:table-cell office:value-type="float" office:value="74.831463201" calcext:value-type="float">
            <text:p>74.831463201</text:p>
          </table:table-cell>
          <table:table-cell office:value-type="float" office:value="74.920217589" calcext:value-type="float">
            <text:p>74.920217589</text:p>
          </table:table-cell>
          <table:table-cell office:value-type="float" office:value="75.79242167" calcext:value-type="float">
            <text:p>75.79242167</text:p>
          </table:table-cell>
          <table:table-cell/>
          <table:table-cell table:formula="of:=AVERAGE([.A2:.E2])" office:value-type="float" office:value="75.051745258" calcext:value-type="float">
            <text:p>75.051745258</text:p>
          </table:table-cell>
          <table:table-cell table:formula="of:=MIN([.A2:.E2])" office:value-type="float" office:value="74.831463201" calcext:value-type="float">
            <text:p>74.831463201</text:p>
          </table:table-cell>
          <table:table-cell table:formula="of:=MAX([.A2:.E2])" office:value-type="float" office:value="75.79242167" calcext:value-type="float">
            <text:p>75.79242167</text:p>
          </table:table-cell>
        </table:table-row>
        <table:table-row table:style-name="ro1">
          <table:table-cell office:value-type="float" office:value="73.130693909" calcext:value-type="float">
            <text:p>73.130693909</text:p>
          </table:table-cell>
          <table:table-cell office:value-type="float" office:value="73.306446954" calcext:value-type="float">
            <text:p>73.306446954</text:p>
          </table:table-cell>
          <table:table-cell office:value-type="float" office:value="73.251313706" calcext:value-type="float">
            <text:p>73.251313706</text:p>
          </table:table-cell>
          <table:table-cell office:value-type="float" office:value="73.50995198" calcext:value-type="float">
            <text:p>73.50995198</text:p>
          </table:table-cell>
          <table:table-cell office:value-type="float" office:value="74.166447405" calcext:value-type="float">
            <text:p>74.166447405</text:p>
          </table:table-cell>
          <table:table-cell/>
          <table:table-cell table:formula="of:=AVERAGE([.A3:.E3])" office:value-type="float" office:value="73.4729707908" calcext:value-type="float">
            <text:p>73.4729707908</text:p>
          </table:table-cell>
          <table:table-cell table:formula="of:=MIN([.A3:.E3])" office:value-type="float" office:value="73.130693909" calcext:value-type="float">
            <text:p>73.130693909</text:p>
          </table:table-cell>
          <table:table-cell table:formula="of:=MAX([.A3:.E3])" office:value-type="float" office:value="74.166447405" calcext:value-type="float">
            <text:p>74.166447405</text:p>
          </table:table-cell>
        </table:table-row>
        <table:table-row table:style-name="ro1">
          <table:table-cell office:value-type="float" office:value="36.689933073" calcext:value-type="float">
            <text:p>36.689933073</text:p>
          </table:table-cell>
          <table:table-cell office:value-type="float" office:value="36.699587462" calcext:value-type="float">
            <text:p>36.699587462</text:p>
          </table:table-cell>
          <table:table-cell office:value-type="float" office:value="36.712406446" calcext:value-type="float">
            <text:p>36.712406446</text:p>
          </table:table-cell>
          <table:table-cell office:value-type="float" office:value="36.77338098" calcext:value-type="float">
            <text:p>36.77338098</text:p>
          </table:table-cell>
          <table:table-cell office:value-type="float" office:value="37.187254518" calcext:value-type="float">
            <text:p>37.187254518</text:p>
          </table:table-cell>
          <table:table-cell/>
          <table:table-cell table:formula="of:=AVERAGE([.A4:.E4])" office:value-type="float" office:value="36.8125124958" calcext:value-type="float">
            <text:p>36.8125124958</text:p>
          </table:table-cell>
          <table:table-cell table:formula="of:=MIN([.A4:.E4])" office:value-type="float" office:value="36.689933073" calcext:value-type="float">
            <text:p>36.689933073</text:p>
          </table:table-cell>
          <table:table-cell table:formula="of:=MAX([.A4:.E4])" office:value-type="float" office:value="37.187254518" calcext:value-type="float">
            <text:p>37.18725451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74.1558" calcext:value-type="float">
            <text:p>74.1558</text:p>
          </table:table-cell>
          <table:table-cell office:value-type="float" office:value="74.1322" calcext:value-type="float">
            <text:p>74.1322</text:p>
          </table:table-cell>
          <table:table-cell office:value-type="float" office:value="74.1952" calcext:value-type="float">
            <text:p>74.1952</text:p>
          </table:table-cell>
          <table:table-cell office:value-type="float" office:value="74.1363" calcext:value-type="float">
            <text:p>74.1363</text:p>
          </table:table-cell>
          <table:table-cell office:value-type="float" office:value="74.1193" calcext:value-type="float">
            <text:p>74.1193</text:p>
          </table:table-cell>
          <table:table-cell/>
          <table:table-cell table:formula="of:=AVERAGE([.A7:.E7])" office:value-type="float" office:value="74.14776" calcext:value-type="float">
            <text:p>74.14776</text:p>
          </table:table-cell>
          <table:table-cell table:formula="of:=MIN([.A7:.E7])" office:value-type="float" office:value="74.1193" calcext:value-type="float">
            <text:p>74.1193</text:p>
          </table:table-cell>
          <table:table-cell table:formula="of:=MAX([.A7:.E7])" office:value-type="float" office:value="74.1952" calcext:value-type="float">
            <text:p>74.1952</text:p>
          </table:table-cell>
        </table:table-row>
        <table:table-row table:style-name="ro1">
          <table:table-cell office:value-type="float" office:value="73.9612" calcext:value-type="float">
            <text:p>73.9612</text:p>
          </table:table-cell>
          <table:table-cell office:value-type="float" office:value="73.9585" calcext:value-type="float">
            <text:p>73.9585</text:p>
          </table:table-cell>
          <table:table-cell office:value-type="float" office:value="73.9953" calcext:value-type="float">
            <text:p>73.9953</text:p>
          </table:table-cell>
          <table:table-cell office:value-type="float" office:value="73.9172" calcext:value-type="float">
            <text:p>73.9172</text:p>
          </table:table-cell>
          <table:table-cell office:value-type="float" office:value="73.9432" calcext:value-type="float">
            <text:p>73.9432</text:p>
          </table:table-cell>
          <table:table-cell/>
          <table:table-cell table:formula="of:=AVERAGE([.A8:.E8])" office:value-type="float" office:value="73.95508" calcext:value-type="float">
            <text:p>73.95508</text:p>
          </table:table-cell>
          <table:table-cell table:formula="of:=MIN([.A8:.E8])" office:value-type="float" office:value="73.9172" calcext:value-type="float">
            <text:p>73.9172</text:p>
          </table:table-cell>
          <table:table-cell table:formula="of:=MAX([.A8:.E8])" office:value-type="float" office:value="73.9953" calcext:value-type="float">
            <text:p>73.9953</text:p>
          </table:table-cell>
        </table:table-row>
        <table:table-row table:style-name="ro1">
          <table:table-cell office:value-type="float" office:value="37.3346" calcext:value-type="float">
            <text:p>37.3346</text:p>
          </table:table-cell>
          <table:table-cell office:value-type="float" office:value="37.3304" calcext:value-type="float">
            <text:p>37.3304</text:p>
          </table:table-cell>
          <table:table-cell office:value-type="float" office:value="37.3483" calcext:value-type="float">
            <text:p>37.3483</text:p>
          </table:table-cell>
          <table:table-cell office:value-type="float" office:value="37.3229" calcext:value-type="float">
            <text:p>37.3229</text:p>
          </table:table-cell>
          <table:table-cell office:value-type="float" office:value="37.323" calcext:value-type="float">
            <text:p>37.323</text:p>
          </table:table-cell>
          <table:table-cell/>
          <table:table-cell table:formula="of:=AVERAGE([.A9:.E9])" office:value-type="float" office:value="37.33184" calcext:value-type="float">
            <text:p>37.33184</text:p>
          </table:table-cell>
          <table:table-cell table:formula="of:=MIN([.A9:.E9])" office:value-type="float" office:value="37.3229" calcext:value-type="float">
            <text:p>37.3229</text:p>
          </table:table-cell>
          <table:table-cell table:formula="of:=MAX([.A9:.E9])" office:value-type="float" office:value="37.3483" calcext:value-type="float">
            <text:p>37.348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tributeArrays.jl – 1.0.0</text:p>
          </table:table-cell>
          <table:table-cell table:number-columns-repeated="8"/>
        </table:table-row>
        <table:table-row table:style-name="ro1">
          <table:table-cell table:number-columns-repeated="5" office:value-type="string" calcext:value-type="string">
            <text:p>NA</text:p>
          </table:table-cell>
          <table:table-cell/>
          <table:table-cell table:formula="of:=AVERAGE([.A11:.E11])" office:value-type="string" office:string-value="" calcext:value-type="error">
            <text:p>#DIV/0!</text:p>
          </table:table-cell>
          <table:table-cell table:formula="of:=MIN([.A11:.E11])" office:value-type="float" office:value="0" calcext:value-type="float">
            <text:p>0</text:p>
          </table:table-cell>
          <table:table-cell table:formula="of:=MAX([.A11:.E11])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string" calcext:value-type="string">
            <text:p>NA</text:p>
          </table:table-cell>
          <table:table-cell/>
          <table:table-cell table:formula="of:=AVERAGE([.A12:.E12])" office:value-type="string" office:string-value="" calcext:value-type="error">
            <text:p>#DIV/0!</text:p>
          </table:table-cell>
          <table:table-cell table:formula="of:=MIN([.A12:.E12])" office:value-type="float" office:value="0" calcext:value-type="float">
            <text:p>0</text:p>
          </table:table-cell>
          <table:table-cell table:formula="of:=MAX([.A12:.E12])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string" calcext:value-type="string">
            <text:p>NA</text:p>
          </table:table-cell>
          <table:table-cell/>
          <table:table-cell table:formula="of:=AVERAGE([.A13:.E13])" office:value-type="string" office:string-value="" calcext:value-type="error">
            <text:p>#DIV/0!</text:p>
          </table:table-cell>
          <table:table-cell table:formula="of:=MIN([.A13:.E13])" office:value-type="float" office:value="0" calcext:value-type="float">
            <text:p>0</text:p>
          </table:table-cell>
          <table:table-cell table:formula="of:=MAX([.A13:.E13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G2]/[.G7]" office:value-type="float" office:value="1.01219167319417" calcext:value-type="float">
            <text:p>1.01219167319417</text:p>
          </table:table-cell>
          <table:table-cell table:formula="of:=[.H2]/[.H7]" office:value-type="float" office:value="1.00960833684344" calcext:value-type="float">
            <text:p>1.00960833684344</text:p>
          </table:table-cell>
          <table:table-cell table:formula="of:=[.I2]/[.I7]" office:value-type="float" office:value="1.02152729111856" calcext:value-type="float">
            <text:p>1.02152729111856</text:p>
          </table:table-cell>
        </table:table-row>
        <table:table-row table:style-name="ro1">
          <table:table-cell table:number-columns-repeated="6"/>
          <table:table-cell table:formula="of:=[.G3]/[.G8]" office:value-type="float" office:value="0.993481053509779" calcext:value-type="float">
            <text:p>0.993481053509779</text:p>
          </table:table-cell>
          <table:table-cell table:formula="of:=[.H3]/[.H8]" office:value-type="float" office:value="0.989359633603546" calcext:value-type="float">
            <text:p>0.989359633603546</text:p>
          </table:table-cell>
          <table:table-cell table:formula="of:=[.I3]/[.I8]" office:value-type="float" office:value="1.00231294967383" calcext:value-type="float">
            <text:p>1.00231294967383</text:p>
          </table:table-cell>
        </table:table-row>
        <table:table-row table:style-name="ro1">
          <table:table-cell table:number-columns-repeated="6"/>
          <table:table-cell table:formula="of:=[.G4]/[.G9]" office:value-type="float" office:value="0.986088885407202" calcext:value-type="float">
            <text:p>0.986088885407202</text:p>
          </table:table-cell>
          <table:table-cell table:formula="of:=[.H4]/[.H9]" office:value-type="float" office:value="0.983040789247352" calcext:value-type="float">
            <text:p>0.983040789247352</text:p>
          </table:table-cell>
          <table:table-cell table:formula="of:=[.I4]/[.I9]" office:value-type="float" office:value="0.995688010377982" calcext:value-type="float">
            <text:p>0.995688010377982</text:p>
          </table:table-cell>
        </table:table-row>
      </table:table>
      <table:table table:name="2,000,000 - 2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.977481612" calcext:value-type="float">
            <text:p>2.977481612</text:p>
          </table:table-cell>
          <table:table-cell office:value-type="float" office:value="3.351729043" calcext:value-type="float">
            <text:p>3.351729043</text:p>
          </table:table-cell>
          <table:table-cell office:value-type="float" office:value="2.815300061" calcext:value-type="float">
            <text:p>2.815300061</text:p>
          </table:table-cell>
          <table:table-cell office:value-type="float" office:value="2.950314022" calcext:value-type="float">
            <text:p>2.950314022</text:p>
          </table:table-cell>
          <table:table-cell office:value-type="float" office:value="2.637480789" calcext:value-type="float">
            <text:p>2.637480789</text:p>
          </table:table-cell>
          <table:table-cell/>
          <table:table-cell table:formula="of:=AVERAGE([.A2:.E2])" office:value-type="float" office:value="2.9464611054" calcext:value-type="float">
            <text:p>2.9464611054</text:p>
          </table:table-cell>
          <table:table-cell table:formula="of:=MIN([.A2:.E2])" office:value-type="float" office:value="2.637480789" calcext:value-type="float">
            <text:p>2.637480789</text:p>
          </table:table-cell>
          <table:table-cell table:formula="of:=MAX([.A2:.E2])" office:value-type="float" office:value="3.351729043" calcext:value-type="float">
            <text:p>3.351729043</text:p>
          </table:table-cell>
        </table:table-row>
        <table:table-row table:style-name="ro1">
          <table:table-cell office:value-type="float" office:value="0.798813359" calcext:value-type="float">
            <text:p>0.798813359</text:p>
          </table:table-cell>
          <table:table-cell office:value-type="float" office:value="0.748749473" calcext:value-type="float">
            <text:p>0.748749473</text:p>
          </table:table-cell>
          <table:table-cell office:value-type="float" office:value="0.737806326" calcext:value-type="float">
            <text:p>0.737806326</text:p>
          </table:table-cell>
          <table:table-cell office:value-type="float" office:value="0.794084136" calcext:value-type="float">
            <text:p>0.794084136</text:p>
          </table:table-cell>
          <table:table-cell office:value-type="float" office:value="0.74563472" calcext:value-type="float">
            <text:p>0.74563472</text:p>
          </table:table-cell>
          <table:table-cell/>
          <table:table-cell table:formula="of:=AVERAGE([.A3:.E3])" office:value-type="float" office:value="0.7650176028" calcext:value-type="float">
            <text:p>0.7650176028</text:p>
          </table:table-cell>
          <table:table-cell table:formula="of:=MIN([.A3:.E3])" office:value-type="float" office:value="0.737806326" calcext:value-type="float">
            <text:p>0.737806326</text:p>
          </table:table-cell>
          <table:table-cell table:formula="of:=MAX([.A3:.E3])" office:value-type="float" office:value="0.798813359" calcext:value-type="float">
            <text:p>0.798813359</text:p>
          </table:table-cell>
        </table:table-row>
        <table:table-row table:style-name="ro1">
          <table:table-cell office:value-type="float" office:value="0.409228971" calcext:value-type="float">
            <text:p>0.409228971</text:p>
          </table:table-cell>
          <table:table-cell office:value-type="float" office:value="0.394825123" calcext:value-type="float">
            <text:p>0.394825123</text:p>
          </table:table-cell>
          <table:table-cell office:value-type="float" office:value="0.420636156" calcext:value-type="float">
            <text:p>0.420636156</text:p>
          </table:table-cell>
          <table:table-cell office:value-type="float" office:value="0.398336033" calcext:value-type="float">
            <text:p>0.398336033</text:p>
          </table:table-cell>
          <table:table-cell office:value-type="float" office:value="0.39927487" calcext:value-type="float">
            <text:p>0.39927487</text:p>
          </table:table-cell>
          <table:table-cell/>
          <table:table-cell table:formula="of:=AVERAGE([.A4:.E4])" office:value-type="float" office:value="0.4044602306" calcext:value-type="float">
            <text:p>0.4044602306</text:p>
          </table:table-cell>
          <table:table-cell table:formula="of:=MIN([.A4:.E4])" office:value-type="float" office:value="0.394825123" calcext:value-type="float">
            <text:p>0.394825123</text:p>
          </table:table-cell>
          <table:table-cell table:formula="of:=MAX([.A4:.E4])" office:value-type="float" office:value="0.420636156" calcext:value-type="float">
            <text:p>0.42063615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0.722533" calcext:value-type="float">
            <text:p>0.722533</text:p>
          </table:table-cell>
          <table:table-cell office:value-type="float" office:value="0.756099" calcext:value-type="float">
            <text:p>0.756099</text:p>
          </table:table-cell>
          <table:table-cell office:value-type="float" office:value="0.759952" calcext:value-type="float">
            <text:p>0.759952</text:p>
          </table:table-cell>
          <table:table-cell office:value-type="float" office:value="0.735008" calcext:value-type="float">
            <text:p>0.735008</text:p>
          </table:table-cell>
          <table:table-cell office:value-type="float" office:value="0.706498" calcext:value-type="float">
            <text:p>0.706498</text:p>
          </table:table-cell>
          <table:table-cell/>
          <table:table-cell table:formula="of:=AVERAGE([.A7:.E7])" office:value-type="float" office:value="0.736018" calcext:value-type="float">
            <text:p>0.736018</text:p>
          </table:table-cell>
          <table:table-cell table:formula="of:=MIN([.A7:.E7])" office:value-type="float" office:value="0.706498" calcext:value-type="float">
            <text:p>0.706498</text:p>
          </table:table-cell>
          <table:table-cell table:formula="of:=MAX([.A7:.E7])" office:value-type="float" office:value="0.759952" calcext:value-type="float">
            <text:p>0.759952</text:p>
          </table:table-cell>
        </table:table-row>
        <table:table-row table:style-name="ro1">
          <table:table-cell office:value-type="float" office:value="0.719265" calcext:value-type="float">
            <text:p>0.719265</text:p>
          </table:table-cell>
          <table:table-cell office:value-type="float" office:value="0.764367" calcext:value-type="float">
            <text:p>0.764367</text:p>
          </table:table-cell>
          <table:table-cell office:value-type="float" office:value="0.720934" calcext:value-type="float">
            <text:p>0.720934</text:p>
          </table:table-cell>
          <table:table-cell office:value-type="float" office:value="0.701196" calcext:value-type="float">
            <text:p>0.701196</text:p>
          </table:table-cell>
          <table:table-cell office:value-type="float" office:value="0.698926" calcext:value-type="float">
            <text:p>0.698926</text:p>
          </table:table-cell>
          <table:table-cell/>
          <table:table-cell table:formula="of:=AVERAGE([.A8:.E8])" office:value-type="float" office:value="0.7209376" calcext:value-type="float">
            <text:p>0.7209376</text:p>
          </table:table-cell>
          <table:table-cell table:formula="of:=MIN([.A8:.E8])" office:value-type="float" office:value="0.698926" calcext:value-type="float">
            <text:p>0.698926</text:p>
          </table:table-cell>
          <table:table-cell table:formula="of:=MAX([.A8:.E8])" office:value-type="float" office:value="0.764367" calcext:value-type="float">
            <text:p>0.764367</text:p>
          </table:table-cell>
        </table:table-row>
        <table:table-row table:style-name="ro1">
          <table:table-cell office:value-type="float" office:value="0.36322" calcext:value-type="float">
            <text:p>0.36322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36169" calcext:value-type="float">
            <text:p>0.36169</text:p>
          </table:table-cell>
          <table:table-cell office:value-type="float" office:value="0.364184" calcext:value-type="float">
            <text:p>0.364184</text:p>
          </table:table-cell>
          <table:table-cell office:value-type="float" office:value="0.352904" calcext:value-type="float">
            <text:p>0.352904</text:p>
          </table:table-cell>
          <table:table-cell/>
          <table:table-cell table:formula="of:=AVERAGE([.A9:.E9])" office:value-type="float" office:value="0.3653796" calcext:value-type="float">
            <text:p>0.3653796</text:p>
          </table:table-cell>
          <table:table-cell table:formula="of:=MIN([.A9:.E9])" office:value-type="float" office:value="0.352904" calcext:value-type="float">
            <text:p>0.352904</text:p>
          </table:table-cell>
          <table:table-cell table:formula="of:=MAX([.A9:.E9])" office:value-type="float" office:value="0.3849" calcext:value-type="float">
            <text:p>0.384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tributeArrays.jl – 1.0.0</text:p>
          </table:table-cell>
          <table:table-cell table:number-columns-repeated="8"/>
        </table:table-row>
        <table:table-row table:style-name="ro1">
          <table:table-cell table:number-columns-repeated="5" office:value-type="string" calcext:value-type="string">
            <text:p>NA</text:p>
          </table:table-cell>
          <table:table-cell/>
          <table:table-cell table:formula="of:=AVERAGE([.A11:.E11])" office:value-type="string" office:string-value="" calcext:value-type="error">
            <text:p>#DIV/0!</text:p>
          </table:table-cell>
          <table:table-cell table:formula="of:=MIN([.A11:.E11])" office:value-type="float" office:value="0" calcext:value-type="float">
            <text:p>0</text:p>
          </table:table-cell>
          <table:table-cell table:formula="of:=MAX([.A11:.E11])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string" calcext:value-type="string">
            <text:p>NA</text:p>
          </table:table-cell>
          <table:table-cell/>
          <table:table-cell table:formula="of:=AVERAGE([.A12:.E12])" office:value-type="string" office:string-value="" calcext:value-type="error">
            <text:p>#DIV/0!</text:p>
          </table:table-cell>
          <table:table-cell table:formula="of:=MIN([.A12:.E12])" office:value-type="float" office:value="0" calcext:value-type="float">
            <text:p>0</text:p>
          </table:table-cell>
          <table:table-cell table:formula="of:=MAX([.A12:.E12])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string" calcext:value-type="string">
            <text:p>NA</text:p>
          </table:table-cell>
          <table:table-cell/>
          <table:table-cell table:formula="of:=AVERAGE([.A13:.E13])" office:value-type="string" office:string-value="" calcext:value-type="error">
            <text:p>#DIV/0!</text:p>
          </table:table-cell>
          <table:table-cell table:formula="of:=MIN([.A13:.E13])" office:value-type="float" office:value="0" calcext:value-type="float">
            <text:p>0</text:p>
          </table:table-cell>
          <table:table-cell table:formula="of:=MAX([.A13:.E13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G2]/[.G7]" office:value-type="float" office:value="4.003245987734" calcext:value-type="float">
            <text:p>4.003245987734</text:p>
          </table:table-cell>
          <table:table-cell table:formula="of:=[.H2]/[.H7]" office:value-type="float" office:value="3.73317516680868" calcext:value-type="float">
            <text:p>3.73317516680868</text:p>
          </table:table-cell>
          <table:table-cell table:formula="of:=[.I2]/[.I7]" office:value-type="float" office:value="4.41044834805356" calcext:value-type="float">
            <text:p>4.41044834805356</text:p>
          </table:table-cell>
        </table:table-row>
        <table:table-row table:style-name="ro1">
          <table:table-cell table:number-columns-repeated="6"/>
          <table:table-cell table:formula="of:=[.G3]/[.G8]" office:value-type="float" office:value="1.06114260485235" calcext:value-type="float">
            <text:p>1.06114260485235</text:p>
          </table:table-cell>
          <table:table-cell table:formula="of:=[.H3]/[.H8]" office:value-type="float" office:value="1.05562867313564" calcext:value-type="float">
            <text:p>1.05562867313564</text:p>
          </table:table-cell>
          <table:table-cell table:formula="of:=[.I3]/[.I8]" office:value-type="float" office:value="1.04506520951323" calcext:value-type="float">
            <text:p>1.04506520951323</text:p>
          </table:table-cell>
        </table:table-row>
        <table:table-row table:style-name="ro1">
          <table:table-cell table:number-columns-repeated="6"/>
          <table:table-cell table:formula="of:=[.G4]/[.G9]" office:value-type="float" office:value="1.1069589834791" calcext:value-type="float">
            <text:p>1.1069589834791</text:p>
          </table:table-cell>
          <table:table-cell table:formula="of:=[.H4]/[.H9]" office:value-type="float" office:value="1.11878902761091" calcext:value-type="float">
            <text:p>1.11878902761091</text:p>
          </table:table-cell>
          <table:table-cell table:formula="of:=[.I4]/[.I9]" office:value-type="float" office:value="1.09284530007794" calcext:value-type="float">
            <text:p>1.09284530007794</text:p>
          </table:table-cell>
        </table:table-row>
      </table:table>
      <table:table table:name="20,000,000 - 2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2.501528819" calcext:value-type="float">
            <text:p>12.501528819</text:p>
          </table:table-cell>
          <table:table-cell office:value-type="float" office:value="11.569148176" calcext:value-type="float">
            <text:p>11.569148176</text:p>
          </table:table-cell>
          <table:table-cell office:value-type="float" office:value="12.359481675" calcext:value-type="float">
            <text:p>12.359481675</text:p>
          </table:table-cell>
          <table:table-cell office:value-type="float" office:value="11.437649439" calcext:value-type="float">
            <text:p>11.437649439</text:p>
          </table:table-cell>
          <table:table-cell office:value-type="float" office:value="12.475321405" calcext:value-type="float">
            <text:p>12.475321405</text:p>
          </table:table-cell>
          <table:table-cell/>
          <table:table-cell table:formula="of:=AVERAGE([.A2:.E2])" office:value-type="float" office:value="12.0686259028" calcext:value-type="float">
            <text:p>12.0686259028</text:p>
          </table:table-cell>
          <table:table-cell table:formula="of:=MIN([.A2:.E2])" office:value-type="float" office:value="11.437649439" calcext:value-type="float">
            <text:p>11.437649439</text:p>
          </table:table-cell>
          <table:table-cell table:formula="of:=MAX([.A2:.E2])" office:value-type="float" office:value="12.501528819" calcext:value-type="float">
            <text:p>12.501528819</text:p>
          </table:table-cell>
        </table:table-row>
        <table:table-row table:style-name="ro1">
          <table:table-cell office:value-type="float" office:value="9.760595051" calcext:value-type="float">
            <text:p>9.760595051</text:p>
          </table:table-cell>
          <table:table-cell office:value-type="float" office:value="9.478764188" calcext:value-type="float">
            <text:p>9.478764188</text:p>
          </table:table-cell>
          <table:table-cell office:value-type="float" office:value="9.854543298" calcext:value-type="float">
            <text:p>9.854543298</text:p>
          </table:table-cell>
          <table:table-cell office:value-type="float" office:value="9.559843883" calcext:value-type="float">
            <text:p>9.559843883</text:p>
          </table:table-cell>
          <table:table-cell office:value-type="float" office:value="9.735444518" calcext:value-type="float">
            <text:p>9.735444518</text:p>
          </table:table-cell>
          <table:table-cell/>
          <table:table-cell table:formula="of:=AVERAGE([.A3:.E3])" office:value-type="float" office:value="9.6778381876" calcext:value-type="float">
            <text:p>9.6778381876</text:p>
          </table:table-cell>
          <table:table-cell table:formula="of:=MIN([.A3:.E3])" office:value-type="float" office:value="9.478764188" calcext:value-type="float">
            <text:p>9.478764188</text:p>
          </table:table-cell>
          <table:table-cell table:formula="of:=MAX([.A3:.E3])" office:value-type="float" office:value="9.854543298" calcext:value-type="float">
            <text:p>9.854543298</text:p>
          </table:table-cell>
        </table:table-row>
        <table:table-row table:style-name="ro1">
          <table:table-cell office:value-type="float" office:value="4.831630602" calcext:value-type="float">
            <text:p>4.831630602</text:p>
          </table:table-cell>
          <table:table-cell office:value-type="float" office:value="4.839774023" calcext:value-type="float">
            <text:p>4.839774023</text:p>
          </table:table-cell>
          <table:table-cell office:value-type="float" office:value="4.86968212" calcext:value-type="float">
            <text:p>4.86968212</text:p>
          </table:table-cell>
          <table:table-cell office:value-type="float" office:value="4.919922739" calcext:value-type="float">
            <text:p>4.919922739</text:p>
          </table:table-cell>
          <table:table-cell office:value-type="float" office:value="4.697210665" calcext:value-type="float">
            <text:p>4.697210665</text:p>
          </table:table-cell>
          <table:table-cell/>
          <table:table-cell table:formula="of:=AVERAGE([.A4:.E4])" office:value-type="float" office:value="4.8316440298" calcext:value-type="float">
            <text:p>4.8316440298</text:p>
          </table:table-cell>
          <table:table-cell table:formula="of:=MIN([.A4:.E4])" office:value-type="float" office:value="4.697210665" calcext:value-type="float">
            <text:p>4.697210665</text:p>
          </table:table-cell>
          <table:table-cell table:formula="of:=MAX([.A4:.E4])" office:value-type="float" office:value="4.919922739" calcext:value-type="float">
            <text:p>4.91992273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9.67628" calcext:value-type="float">
            <text:p>9.67628</text:p>
          </table:table-cell>
          <table:table-cell office:value-type="float" office:value="9.84872" calcext:value-type="float">
            <text:p>9.84872</text:p>
          </table:table-cell>
          <table:table-cell office:value-type="float" office:value="9.90758" calcext:value-type="float">
            <text:p>9.90758</text:p>
          </table:table-cell>
          <table:table-cell office:value-type="float" office:value="9.67894" calcext:value-type="float">
            <text:p>9.67894</text:p>
          </table:table-cell>
          <table:table-cell office:value-type="float" office:value="9.70649" calcext:value-type="float">
            <text:p>9.70649</text:p>
          </table:table-cell>
          <table:table-cell/>
          <table:table-cell table:formula="of:=AVERAGE([.A7:.E7])" office:value-type="float" office:value="9.763602" calcext:value-type="float">
            <text:p>9.763602</text:p>
          </table:table-cell>
          <table:table-cell table:formula="of:=MIN([.A7:.E7])" office:value-type="float" office:value="9.67628" calcext:value-type="float">
            <text:p>9.67628</text:p>
          </table:table-cell>
          <table:table-cell table:formula="of:=MAX([.A7:.E7])" office:value-type="float" office:value="9.90758" calcext:value-type="float">
            <text:p>9.90758</text:p>
          </table:table-cell>
        </table:table-row>
        <table:table-row table:style-name="ro1">
          <table:table-cell office:value-type="float" office:value="9.79116" calcext:value-type="float">
            <text:p>9.79116</text:p>
          </table:table-cell>
          <table:table-cell office:value-type="float" office:value="9.86118" calcext:value-type="float">
            <text:p>9.86118</text:p>
          </table:table-cell>
          <table:table-cell office:value-type="float" office:value="9.82129" calcext:value-type="float">
            <text:p>9.82129</text:p>
          </table:table-cell>
          <table:table-cell office:value-type="float" office:value="9.61908" calcext:value-type="float">
            <text:p>9.61908</text:p>
          </table:table-cell>
          <table:table-cell office:value-type="float" office:value="9.64421" calcext:value-type="float">
            <text:p>9.64421</text:p>
          </table:table-cell>
          <table:table-cell/>
          <table:table-cell table:formula="of:=AVERAGE([.A8:.E8])" office:value-type="float" office:value="9.747384" calcext:value-type="float">
            <text:p>9.747384</text:p>
          </table:table-cell>
          <table:table-cell table:formula="of:=MIN([.A8:.E8])" office:value-type="float" office:value="9.61908" calcext:value-type="float">
            <text:p>9.61908</text:p>
          </table:table-cell>
          <table:table-cell table:formula="of:=MAX([.A8:.E8])" office:value-type="float" office:value="9.86118" calcext:value-type="float">
            <text:p>9.86118</text:p>
          </table:table-cell>
        </table:table-row>
        <table:table-row table:style-name="ro1">
          <table:table-cell office:value-type="float" office:value="4.91942" calcext:value-type="float">
            <text:p>4.91942</text:p>
          </table:table-cell>
          <table:table-cell office:value-type="float" office:value="5.02755" calcext:value-type="float">
            <text:p>5.02755</text:p>
          </table:table-cell>
          <table:table-cell office:value-type="float" office:value="4.86588" calcext:value-type="float">
            <text:p>4.86588</text:p>
          </table:table-cell>
          <table:table-cell office:value-type="float" office:value="4.91629" calcext:value-type="float">
            <text:p>4.91629</text:p>
          </table:table-cell>
          <table:table-cell office:value-type="float" office:value="4.91663" calcext:value-type="float">
            <text:p>4.91663</text:p>
          </table:table-cell>
          <table:table-cell/>
          <table:table-cell table:formula="of:=AVERAGE([.A9:.E9])" office:value-type="float" office:value="4.929154" calcext:value-type="float">
            <text:p>4.929154</text:p>
          </table:table-cell>
          <table:table-cell table:formula="of:=MIN([.A9:.E9])" office:value-type="float" office:value="4.86588" calcext:value-type="float">
            <text:p>4.86588</text:p>
          </table:table-cell>
          <table:table-cell table:formula="of:=MAX([.A9:.E9])" office:value-type="float" office:value="5.02755" calcext:value-type="float">
            <text:p>5.0275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tributeArrays.jl – 1.0.0</text:p>
          </table:table-cell>
          <table:table-cell table:number-columns-repeated="8"/>
        </table:table-row>
        <table:table-row table:style-name="ro1">
          <table:table-cell table:number-columns-repeated="5" office:value-type="string" calcext:value-type="string">
            <text:p>NA</text:p>
          </table:table-cell>
          <table:table-cell/>
          <table:table-cell table:formula="of:=AVERAGE([.A11:.E11])" office:value-type="string" office:string-value="" calcext:value-type="error">
            <text:p>#DIV/0!</text:p>
          </table:table-cell>
          <table:table-cell table:formula="of:=MIN([.A11:.E11])" office:value-type="float" office:value="0" calcext:value-type="float">
            <text:p>0</text:p>
          </table:table-cell>
          <table:table-cell table:formula="of:=MAX([.A11:.E11])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string" calcext:value-type="string">
            <text:p>NA</text:p>
          </table:table-cell>
          <table:table-cell/>
          <table:table-cell table:formula="of:=AVERAGE([.A12:.E12])" office:value-type="string" office:string-value="" calcext:value-type="error">
            <text:p>#DIV/0!</text:p>
          </table:table-cell>
          <table:table-cell table:formula="of:=MIN([.A12:.E12])" office:value-type="float" office:value="0" calcext:value-type="float">
            <text:p>0</text:p>
          </table:table-cell>
          <table:table-cell table:formula="of:=MAX([.A12:.E12])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string" calcext:value-type="string">
            <text:p>NA</text:p>
          </table:table-cell>
          <table:table-cell/>
          <table:table-cell table:formula="of:=AVERAGE([.A13:.E13])" office:value-type="string" office:string-value="" calcext:value-type="error">
            <text:p>#DIV/0!</text:p>
          </table:table-cell>
          <table:table-cell table:formula="of:=MIN([.A13:.E13])" office:value-type="float" office:value="0" calcext:value-type="float">
            <text:p>0</text:p>
          </table:table-cell>
          <table:table-cell table:formula="of:=MAX([.A13:.E13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G2]/[.G7]" office:value-type="float" office:value="1.23608335354104" calcext:value-type="float">
            <text:p>1.23608335354104</text:p>
          </table:table-cell>
          <table:table-cell table:formula="of:=[.H2]/[.H7]" office:value-type="float" office:value="1.18202960631565" calcext:value-type="float">
            <text:p>1.18202960631565</text:p>
          </table:table-cell>
          <table:table-cell table:formula="of:=[.I2]/[.I7]" office:value-type="float" office:value="1.26181457217605" calcext:value-type="float">
            <text:p>1.26181457217605</text:p>
          </table:table-cell>
        </table:table-row>
        <table:table-row table:style-name="ro1">
          <table:table-cell table:number-columns-repeated="6"/>
          <table:table-cell table:formula="of:=[.G3]/[.G8]" office:value-type="float" office:value="0.992865181837506" calcext:value-type="float">
            <text:p>0.992865181837506</text:p>
          </table:table-cell>
          <table:table-cell table:formula="of:=[.H3]/[.H8]" office:value-type="float" office:value="0.985412761719416" calcext:value-type="float">
            <text:p>0.985412761719416</text:p>
          </table:table-cell>
          <table:table-cell table:formula="of:=[.I3]/[.I8]" office:value-type="float" office:value="0.999326987034006" calcext:value-type="float">
            <text:p>0.999326987034006</text:p>
          </table:table-cell>
        </table:table-row>
        <table:table-row table:style-name="ro1">
          <table:table-cell table:number-columns-repeated="6"/>
          <table:table-cell table:formula="of:=[.G4]/[.G9]" office:value-type="float" office:value="0.980217706689627" calcext:value-type="float">
            <text:p>0.980217706689627</text:p>
          </table:table-cell>
          <table:table-cell table:formula="of:=[.H4]/[.H9]" office:value-type="float" office:value="0.96533631429464" calcext:value-type="float">
            <text:p>0.96533631429464</text:p>
          </table:table-cell>
          <table:table-cell table:formula="of:=[.I4]/[.I9]" office:value-type="float" office:value="0.978592503107876" calcext:value-type="float">
            <text:p>0.978592503107876</text:p>
          </table:table-cell>
        </table:table-row>
      </table:table>
      <table:table table:name="200,000,000 - 2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JP – 1.0.0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99.6115567" calcext:value-type="float">
            <text:p>99.6115567</text:p>
          </table:table-cell>
          <table:table-cell office:value-type="float" office:value="98.727876861" calcext:value-type="float">
            <text:p>98.727876861</text:p>
          </table:table-cell>
          <table:table-cell office:value-type="float" office:value="97.603627779" calcext:value-type="float">
            <text:p>97.603627779</text:p>
          </table:table-cell>
          <table:table-cell office:value-type="float" office:value="99.285927072" calcext:value-type="float">
            <text:p>99.285927072</text:p>
          </table:table-cell>
          <table:table-cell office:value-type="float" office:value="99.067074134" calcext:value-type="float">
            <text:p>99.067074134</text:p>
          </table:table-cell>
          <table:table-cell/>
          <table:table-cell table:formula="of:=AVERAGE([.A2:.E2])" office:value-type="float" office:value="98.8592125092" calcext:value-type="float">
            <text:p>98.8592125092</text:p>
          </table:table-cell>
          <table:table-cell table:formula="of:=MIN([.A2:.E2])" office:value-type="float" office:value="97.603627779" calcext:value-type="float">
            <text:p>97.603627779</text:p>
          </table:table-cell>
          <table:table-cell table:formula="of:=MAX([.A2:.E2])" office:value-type="float" office:value="99.6115567" calcext:value-type="float">
            <text:p>99.6115567</text:p>
          </table:table-cell>
        </table:table-row>
        <table:table-row table:style-name="ro1">
          <table:table-cell office:value-type="float" office:value="96.848871655" calcext:value-type="float">
            <text:p>96.848871655</text:p>
          </table:table-cell>
          <table:table-cell office:value-type="float" office:value="97.224639017" calcext:value-type="float">
            <text:p>97.224639017</text:p>
          </table:table-cell>
          <table:table-cell office:value-type="float" office:value="95.188867457" calcext:value-type="float">
            <text:p>95.188867457</text:p>
          </table:table-cell>
          <table:table-cell office:value-type="float" office:value="96.444230876" calcext:value-type="float">
            <text:p>96.444230876</text:p>
          </table:table-cell>
          <table:table-cell office:value-type="float" office:value="97.561803328" calcext:value-type="float">
            <text:p>97.561803328</text:p>
          </table:table-cell>
          <table:table-cell/>
          <table:table-cell table:formula="of:=AVERAGE([.A3:.E3])" office:value-type="float" office:value="96.6536824666" calcext:value-type="float">
            <text:p>96.6536824666</text:p>
          </table:table-cell>
          <table:table-cell table:formula="of:=MIN([.A3:.E3])" office:value-type="float" office:value="95.188867457" calcext:value-type="float">
            <text:p>95.188867457</text:p>
          </table:table-cell>
          <table:table-cell table:formula="of:=MAX([.A3:.E3])" office:value-type="float" office:value="97.561803328" calcext:value-type="float">
            <text:p>97.561803328</text:p>
          </table:table-cell>
        </table:table-row>
        <table:table-row table:style-name="ro1">
          <table:table-cell office:value-type="float" office:value="48.965938352" calcext:value-type="float">
            <text:p>48.965938352</text:p>
          </table:table-cell>
          <table:table-cell office:value-type="float" office:value="48.191407041" calcext:value-type="float">
            <text:p>48.191407041</text:p>
          </table:table-cell>
          <table:table-cell office:value-type="float" office:value="48.834666729" calcext:value-type="float">
            <text:p>48.834666729</text:p>
          </table:table-cell>
          <table:table-cell office:value-type="float" office:value="48.575606562" calcext:value-type="float">
            <text:p>48.575606562</text:p>
          </table:table-cell>
          <table:table-cell office:value-type="float" office:value="47.80404938" calcext:value-type="float">
            <text:p>47.80404938</text:p>
          </table:table-cell>
          <table:table-cell/>
          <table:table-cell table:formula="of:=AVERAGE([.A4:.E4])" office:value-type="float" office:value="48.4743336128" calcext:value-type="float">
            <text:p>48.4743336128</text:p>
          </table:table-cell>
          <table:table-cell table:formula="of:=MIN([.A4:.E4])" office:value-type="float" office:value="47.80404938" calcext:value-type="float">
            <text:p>47.80404938</text:p>
          </table:table-cell>
          <table:table-cell table:formula="of:=MAX([.A4:.E4])" office:value-type="float" office:value="48.965938352" calcext:value-type="float">
            <text:p>48.9659383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etra</text:p>
          </table:table-cell>
          <table:table-cell table:number-columns-repeated="8"/>
        </table:table-row>
        <table:table-row table:style-name="ro1">
          <table:table-cell office:value-type="float" office:value="96.5217" calcext:value-type="float">
            <text:p>96.5217</text:p>
          </table:table-cell>
          <table:table-cell office:value-type="float" office:value="97.9275" calcext:value-type="float">
            <text:p>97.9275</text:p>
          </table:table-cell>
          <table:table-cell office:value-type="float" office:value="97.1825" calcext:value-type="float">
            <text:p>97.1825</text:p>
          </table:table-cell>
          <table:table-cell office:value-type="float" office:value="96.9292" calcext:value-type="float">
            <text:p>96.9292</text:p>
          </table:table-cell>
          <table:table-cell office:value-type="float" office:value="97.7479" calcext:value-type="float">
            <text:p>97.7479</text:p>
          </table:table-cell>
          <table:table-cell/>
          <table:table-cell table:formula="of:=AVERAGE([.A7:.E7])" office:value-type="float" office:value="97.26176" calcext:value-type="float">
            <text:p>97.26176</text:p>
          </table:table-cell>
          <table:table-cell table:formula="of:=MIN([.A7:.E7])" office:value-type="float" office:value="96.5217" calcext:value-type="float">
            <text:p>96.5217</text:p>
          </table:table-cell>
          <table:table-cell table:formula="of:=MAX([.A7:.E7])" office:value-type="float" office:value="97.9275" calcext:value-type="float">
            <text:p>97.9275</text:p>
          </table:table-cell>
        </table:table-row>
        <table:table-row table:style-name="ro1">
          <table:table-cell office:value-type="float" office:value="97.7715" calcext:value-type="float">
            <text:p>97.7715</text:p>
          </table:table-cell>
          <table:table-cell office:value-type="float" office:value="96.789" calcext:value-type="float">
            <text:p>96.789</text:p>
          </table:table-cell>
          <table:table-cell office:value-type="float" office:value="97.1992" calcext:value-type="float">
            <text:p>97.1992</text:p>
          </table:table-cell>
          <table:table-cell office:value-type="float" office:value="98.0169" calcext:value-type="float">
            <text:p>98.0169</text:p>
          </table:table-cell>
          <table:table-cell office:value-type="float" office:value="97.3715" calcext:value-type="float">
            <text:p>97.3715</text:p>
          </table:table-cell>
          <table:table-cell/>
          <table:table-cell table:formula="of:=AVERAGE([.A8:.E8])" office:value-type="float" office:value="97.42962" calcext:value-type="float">
            <text:p>97.42962</text:p>
          </table:table-cell>
          <table:table-cell table:formula="of:=MIN([.A8:.E8])" office:value-type="float" office:value="96.789" calcext:value-type="float">
            <text:p>96.789</text:p>
          </table:table-cell>
          <table:table-cell table:formula="of:=MAX([.A8:.E8])" office:value-type="float" office:value="98.0169" calcext:value-type="float">
            <text:p>98.0169</text:p>
          </table:table-cell>
        </table:table-row>
        <table:table-row table:style-name="ro1">
          <table:table-cell office:value-type="float" office:value="48.9771" calcext:value-type="float">
            <text:p>48.9771</text:p>
          </table:table-cell>
          <table:table-cell office:value-type="float" office:value="49.293" calcext:value-type="float">
            <text:p>49.293</text:p>
          </table:table-cell>
          <table:table-cell office:value-type="float" office:value="48.6251" calcext:value-type="float">
            <text:p>48.6251</text:p>
          </table:table-cell>
          <table:table-cell office:value-type="float" office:value="48.5797" calcext:value-type="float">
            <text:p>48.5797</text:p>
          </table:table-cell>
          <table:table-cell office:value-type="float" office:value="49.3561" calcext:value-type="float">
            <text:p>49.3561</text:p>
          </table:table-cell>
          <table:table-cell/>
          <table:table-cell table:formula="of:=AVERAGE([.A9:.E9])" office:value-type="float" office:value="48.9662" calcext:value-type="float">
            <text:p>48.9662</text:p>
          </table:table-cell>
          <table:table-cell table:formula="of:=MIN([.A9:.E9])" office:value-type="float" office:value="48.5797" calcext:value-type="float">
            <text:p>48.5797</text:p>
          </table:table-cell>
          <table:table-cell table:formula="of:=MAX([.A9:.E9])" office:value-type="float" office:value="49.3561" calcext:value-type="float">
            <text:p>49.356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tributeArrays.jl – 1.0.0</text:p>
          </table:table-cell>
          <table:table-cell table:number-columns-repeated="8"/>
        </table:table-row>
        <table:table-row table:style-name="ro1">
          <table:table-cell table:number-columns-repeated="5" office:value-type="string" calcext:value-type="string">
            <text:p>NA</text:p>
          </table:table-cell>
          <table:table-cell/>
          <table:table-cell table:formula="of:=AVERAGE([.A11:.E11])" office:value-type="string" office:string-value="" calcext:value-type="error">
            <text:p>#DIV/0!</text:p>
          </table:table-cell>
          <table:table-cell table:formula="of:=MIN([.A11:.E11])" office:value-type="float" office:value="0" calcext:value-type="float">
            <text:p>0</text:p>
          </table:table-cell>
          <table:table-cell table:formula="of:=MAX([.A11:.E11])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string" calcext:value-type="string">
            <text:p>NA</text:p>
          </table:table-cell>
          <table:table-cell/>
          <table:table-cell table:formula="of:=AVERAGE([.A12:.E12])" office:value-type="string" office:string-value="" calcext:value-type="error">
            <text:p>#DIV/0!</text:p>
          </table:table-cell>
          <table:table-cell table:formula="of:=MIN([.A12:.E12])" office:value-type="float" office:value="0" calcext:value-type="float">
            <text:p>0</text:p>
          </table:table-cell>
          <table:table-cell table:formula="of:=MAX([.A12:.E12])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string" calcext:value-type="string">
            <text:p>NA</text:p>
          </table:table-cell>
          <table:table-cell/>
          <table:table-cell table:formula="of:=AVERAGE([.A13:.E13])" office:value-type="string" office:string-value="" calcext:value-type="error">
            <text:p>#DIV/0!</text:p>
          </table:table-cell>
          <table:table-cell table:formula="of:=MIN([.A13:.E13])" office:value-type="float" office:value="0" calcext:value-type="float">
            <text:p>0</text:p>
          </table:table-cell>
          <table:table-cell table:formula="of:=MAX([.A13:.E13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P/ep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G2]/[.G7]" office:value-type="float" office:value="1.01642426077011" calcext:value-type="float">
            <text:p>1.01642426077011</text:p>
          </table:table-cell>
          <table:table-cell table:formula="of:=[.H2]/[.H7]" office:value-type="float" office:value="1.01120916621858" calcext:value-type="float">
            <text:p>1.01120916621858</text:p>
          </table:table-cell>
          <table:table-cell table:formula="of:=[.I2]/[.I7]" office:value-type="float" office:value="1.01719697429221" calcext:value-type="float">
            <text:p>1.01719697429221</text:p>
          </table:table-cell>
        </table:table-row>
        <table:table-row table:style-name="ro1">
          <table:table-cell table:number-columns-repeated="6"/>
          <table:table-cell table:formula="of:=[.G3]/[.G8]" office:value-type="float" office:value="0.992035917481767" calcext:value-type="float">
            <text:p>0.992035917481767</text:p>
          </table:table-cell>
          <table:table-cell table:formula="of:=[.H3]/[.H8]" office:value-type="float" office:value="0.983467826478215" calcext:value-type="float">
            <text:p>0.983467826478215</text:p>
          </table:table-cell>
          <table:table-cell table:formula="of:=[.I3]/[.I8]" office:value-type="float" office:value="0.995356957096174" calcext:value-type="float">
            <text:p>0.995356957096174</text:p>
          </table:table-cell>
        </table:table-row>
        <table:table-row table:style-name="ro1">
          <table:table-cell table:number-columns-repeated="6"/>
          <table:table-cell table:formula="of:=[.G4]/[.G9]" office:value-type="float" office:value="0.989954981452512" calcext:value-type="float">
            <text:p>0.989954981452512</text:p>
          </table:table-cell>
          <table:table-cell table:formula="of:=[.H4]/[.H9]" office:value-type="float" office:value="0.984033441540396" calcext:value-type="float">
            <text:p>0.984033441540396</text:p>
          </table:table-cell>
          <table:table-cell table:formula="of:=[.I4]/[.I9]" office:value-type="float" office:value="0.992094966012306" calcext:value-type="float">
            <text:p>0.9920949660123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0/00/0000</text:date>, <text:time style:data-style-name="N2" text:time-value="17:20:46.536646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5:50:25.106873386</meta:creation-date>
    <dc:date>2018-11-07T16:16:12.295932405</dc:date>
    <meta:editing-duration>PT8H51M33S</meta:editing-duration>
    <meta:editing-cycles>22</meta:editing-cycles>
    <meta:generator>LibreOffice/5.3.6.1$Linux_X86_64 LibreOffice_project/30$Build-1</meta:generator>
    <meta:document-statistic meta:table-count="9" meta:cell-count="777" meta:object-count="0"/>
  </office:meta>
</office:document-meta>
</file>